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tyle:font-face style:name="Liberation Serif" svg:font-family="'Liberation Serif'" style:font-family-generic="swiss"/>
    <style:font-face style:name="Mangal" svg:font-family="Mangal" style:font-family-generic="swiss"/>
    <style:font-face style:name="Tahoma" svg:font-family="Tahoma"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Verdana1" svg:font-family="Verdana" style:font-family-generic="swiss" style:font-pitch="variable"/>
    <style:font-face style:name="Liberation Sans1" svg:font-family="'Liberation San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fo:break-before="page"/>
      <style:text-properties fo:language="en" fo:country="GB" fo:background-color="transparent"/>
    </style:style>
    <style:style style:name="P3" style:family="paragraph" style:parent-style-name="Text_20_body">
      <style:paragraph-properties fo:text-align="end" style:justify-single-word="false"/>
      <style:text-properties fo:language="en" fo:country="GB" fo:background-color="transparent"/>
    </style:style>
    <style:style style:name="P4" style:family="paragraph" style:parent-style-name="Text_20_body">
      <style:paragraph-properties fo:text-align="start" style:justify-single-word="false"/>
      <style:text-properties fo:language="en" fo:country="GB" fo:background-color="transparent"/>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Title">
      <style:paragraph-properties fo:text-align="end" style:justify-single-word="false"/>
      <style:text-properties fo:language="en" fo:country="GB" fo:background-color="transparent"/>
    </style:style>
    <style:style style:name="P10" style:family="paragraph" style:parent-style-name="Subtitle">
      <style:paragraph-properties fo:text-align="end" style:justify-single-word="false"/>
      <style:text-properties fo:language="en" fo:country="GB" fo:background-color="transparent"/>
    </style:style>
    <style:style style:name="P11" style:family="paragraph" style:parent-style-name="List_20_1">
      <style:paragraph-properties fo:margin-left="1.251cm" fo:margin-right="0cm" fo:text-indent="0cm" style:auto-text-indent="false"/>
    </style:style>
    <style:style style:name="P12" style:family="paragraph" style:parent-style-name="Title" style:master-page-name="First_20_Page">
      <style:paragraph-properties fo:text-align="end" style:justify-single-word="false" style:page-number="auto"/>
      <style:text-properties fo:language="en" fo:country="GB" fo:background-color="transparent"/>
    </style:style>
    <style:style style:name="P13" style:family="paragraph" style:parent-style-name="Heading_20_1">
      <style:paragraph-properties fo:break-before="page"/>
    </style:style>
    <style:style style:name="P14" style:family="paragraph" style:parent-style-name="Heading_20_1">
      <style:paragraph-properties fo:text-align="end" style:justify-single-word="false" fo:break-before="page"/>
      <style:text-properties fo:font-size="18.2000007629395pt" fo:background-color="transparent" style:font-size-asian="18.2000007629395pt" style:font-size-complex="18.2000007629395pt"/>
    </style:style>
    <style:style style:name="P15" style:family="paragraph" style:parent-style-name="Heading_20_1">
      <style:paragraph-properties fo:text-align="end" style:justify-single-word="false" fo:break-before="page">
        <style:tab-stops/>
        <style:drop-cap/>
      </style:paragraph-properties>
    </style:style>
    <style:style style:name="P16" style:family="paragraph" style:parent-style-name="Heading_20_2" style:list-style-name="">
      <style:paragraph-properties>
        <style:tab-stops/>
      </style:paragraph-properties>
    </style:style>
    <style:style style:name="P17" style:family="paragraph" style:parent-style-name="Heading_20_2">
      <style:paragraph-properties fo:break-before="page"/>
    </style:style>
    <style:style style:name="P18" style:family="paragraph" style:parent-style-name="Heading_20_3" style:list-style-name=""/>
    <style:style style:name="P19" style:family="paragraph" style:parent-style-name="Heading_20_3">
      <style:paragraph-properties fo:margin-top="0.7cm" fo:margin-bottom="0.21cm" loext:contextual-spacing="false"/>
    </style:style>
    <style:style style:name="P20" style:family="paragraph" style:parent-style-name="Heading_20_3">
      <style:paragraph-properties fo:break-before="pag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Heading_20_4">
      <style:text-properties fo:font-style="italic" style:font-style-asian="italic" style:font-style-complex="italic"/>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List_20_1" style:list-style-name="L3"/>
    <style:style style:name="P27" style:family="paragraph" style:parent-style-name="List_20_1" style:list-style-name="L4"/>
    <style:style style:name="P28" style:family="paragraph" style:parent-style-name="List_20_1" style:list-style-name="L5"/>
    <style:style style:name="P29" style:family="paragraph" style:parent-style-name="List_20_1" style:list-style-name="L6"/>
    <style:style style:name="P30" style:family="paragraph" style:parent-style-name="List_20_1" style:list-style-name="L7"/>
    <style:style style:name="P31" style:family="paragraph" style:parent-style-name="List_20_1" style:list-style-name="L8"/>
    <style:style style:name="P32" style:family="paragraph" style:parent-style-name="List_20_1" style:list-style-name="L10"/>
    <style:style style:name="P33" style:family="paragraph" style:parent-style-name="List_20_1" style:list-style-name="L11"/>
    <style:style style:name="P34" style:family="paragraph" style:parent-style-name="List_20_1" style:list-style-name="L13"/>
    <style:style style:name="P35" style:family="paragraph" style:parent-style-name="List_20_1" style:list-style-name="L14"/>
    <style:style style:name="P36" style:family="paragraph" style:parent-style-name="List_20_1" style:list-style-name="L16"/>
    <style:style style:name="P37" style:family="paragraph" style:parent-style-name="List_20_1" style:list-style-name="L17"/>
    <style:style style:name="P38" style:family="paragraph" style:parent-style-name="List_20_1" style:list-style-name="L18"/>
    <style:style style:name="P39" style:family="paragraph" style:parent-style-name="List_20_1" style:list-style-name="L19"/>
    <style:style style:name="P40" style:family="paragraph" style:parent-style-name="List_20_1" style:list-style-name="L20"/>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9"/>
    <style:style style:name="P44" style:family="paragraph" style:parent-style-name="Text_20_body" style:list-style-name="L12"/>
    <style:style style:name="P45" style:family="paragraph" style:parent-style-name="Text_20_body" style:list-style-name="L15"/>
    <style:style style:name="P46" style:family="paragraph" style:parent-style-name="Text_20_body" style:list-style-name="L21"/>
    <style:style style:name="P47" style:family="paragraph" style:parent-style-name="Text_20_body" style:list-style-name="L22">
      <style:text-properties fo:font-style="normal" style:font-style-asian="normal" style:font-style-complex="normal"/>
    </style:style>
    <style:style style:name="P48" style:family="paragraph" style:parent-style-name="Text_20_body" style:list-style-name="L23">
      <style:text-properties fo:font-style="normal" style:font-style-asian="normal" style:font-style-complex="normal"/>
    </style:style>
    <style:style style:name="P49" style:family="paragraph" style:parent-style-name="Text_20_body">
      <style:text-properties officeooo:paragraph-rsid="0014378f"/>
    </style:style>
    <style:style style:name="P50" style:family="paragraph">
      <style:paragraph-properties fo:text-align="center"/>
    </style:style>
    <style:style style:name="T1" style:family="text">
      <style:text-properties officeooo:rsid="00177824"/>
    </style:style>
    <style:style style:name="T2" style:family="text">
      <style:text-properties officeooo:rsid="0019ccfb"/>
    </style:style>
    <style:style style:name="T3" style:family="text">
      <style:text-properties officeooo:rsid="001b83a6"/>
    </style:style>
    <style:style style:name="T4" style:family="text">
      <style:text-properties officeooo:rsid="001d4dc4"/>
    </style:style>
    <style:style style:name="T5" style:family="text">
      <style:text-properties officeooo:rsid="0020e7f2"/>
    </style:style>
    <style:style style:name="T6" style:family="text">
      <style:text-properties fo:font-weight="bold" style:font-weight-asian="bold" style:font-weight-complex="bold"/>
    </style:style>
    <style:style style:name="T7" style:family="text">
      <style:text-properties fo:color="#008080"/>
    </style:style>
    <style:style style:name="T8" style:family="text">
      <style:text-properties fo:color="#800080"/>
    </style:style>
    <style:style style:name="T9" style:family="text">
      <style:text-properties fo:font-weight="normal" style:font-weight-asian="normal" style:font-weight-complex="normal"/>
    </style:style>
    <style:style style:name="T10" style:family="text">
      <style:text-properties style:use-window-font-color="true"/>
    </style:style>
    <style:style style:name="T11" style:family="text">
      <style:text-properties fo:font-style="italic" style:font-style-asian="italic" style:font-style-complex="italic"/>
    </style:style>
    <style:style style:name="T12" style:family="text">
      <style:text-properties fo:font-style="italic" officeooo:rsid="002b794c" style:font-style-asian="italic" style:font-style-complex="italic"/>
    </style:style>
    <style:style style:name="T13" style:family="text">
      <style:text-properties officeooo:rsid="0030ee10"/>
    </style:style>
    <style:style style:name="T14" style:family="text">
      <style:text-properties officeooo:rsid="003241c0"/>
    </style:style>
    <style:style style:name="T15" style:family="text">
      <style:text-properties officeooo:rsid="0034f2fb"/>
    </style:style>
    <style:style style:name="T16" style:family="text">
      <style:text-properties officeooo:rsid="0035b8c1"/>
    </style:style>
    <style:style style:name="T17" style:family="text">
      <style:text-properties officeooo:rsid="003a12a0"/>
    </style:style>
    <style:style style:name="T18" style:family="text">
      <style:text-properties style:font-name="Courier New"/>
    </style:style>
    <style:style style:name="T19" style:family="text">
      <style:text-properties style:font-name="Courier New" officeooo:rsid="003a12a0"/>
    </style:style>
    <style:style style:name="T20" style:family="text">
      <style:text-properties officeooo:rsid="003a95cb"/>
    </style:style>
    <style:style style:name="T21" style:family="text">
      <style:text-properties officeooo:rsid="003d1717"/>
    </style:style>
    <style:style style:name="T22" style:family="text">
      <style:text-properties officeooo:rsid="003e630a"/>
    </style:style>
    <style:style style:name="T23" style:family="text">
      <style:text-properties officeooo:rsid="003f8a98"/>
    </style:style>
    <style:style style:name="T24" style:family="text">
      <style:text-properties officeooo:rsid="00436d2c"/>
    </style:style>
    <style:style style:name="T25" style:family="text">
      <style:text-properties fo:color="#000000" style:font-name="verdana" fo:font-size="10pt"/>
    </style:style>
    <style:style style:name="T26" style:family="text">
      <style:text-properties fo:color="#000000" style:font-name="verdana" fo:font-size="10pt" officeooo:rsid="00453243"/>
    </style:style>
    <style:style style:name="T27" style:family="text">
      <style:text-properties fo:color="#000000" style:font-name="Verdana1" fo:font-size="10pt"/>
    </style:style>
    <style:style style:name="T28" style:family="text">
      <style:text-properties style:font-name="Verdana1"/>
    </style:style>
    <style:style style:name="T29" style:family="text">
      <style:text-properties style:font-name="Verdana1" officeooo:rsid="0030ee10"/>
    </style:style>
    <style:style style:name="T30" style:family="text">
      <style:text-properties style:font-name="Verdana1" officeooo:rsid="0048b193"/>
    </style:style>
    <style:style style:name="T31" style:family="text">
      <style:text-properties officeooo:rsid="00473019"/>
    </style:style>
    <style:style style:name="T32" style:family="text">
      <style:text-properties officeooo:rsid="0048b193"/>
    </style:style>
    <style:style style:name="T33" style:family="text">
      <style:text-properties officeooo:rsid="0049aca9"/>
    </style:style>
    <style:style style:name="T34" style:family="text">
      <style:text-properties officeooo:rsid="004b5c33"/>
    </style:style>
    <style:style style:name="T35" style:family="text">
      <style:text-properties fo:background-color="#cccccc" loext:char-shading-value="0"/>
    </style:style>
    <style:style style:name="T36" style:family="text">
      <style:text-properties fo:background-color="transparent" loext:char-shading-value="0"/>
    </style:style>
    <style:style style:name="T37" style:family="text">
      <style:text-properties officeooo:rsid="0014378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c0c0c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8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000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800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0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line text:anchor-type="paragraph" draw:z-index="0" draw:style-name="gr1" draw:text-style-name="P50" svg:x1="0cm" svg:y1="1cm" svg:x2="17cm" svg:y2="1cm"><text:p/></draw:line></text:p>
      <text:p text:style-name="P9">Interactive DWS</text:p>
      <text:p text:style-name="P10">Documentation</text:p>
      <text:p text:style-name="P3"/>
      <text:p text:style-name="P3"/>
      <text:p text:style-name="P3"/>
      <text:p text:style-name="P3"/>
      <text:p text:style-name="P3"/>
      <text:p text:style-name="P3"/>
      <text:p text:style-name="P3"/>
      <text:p text:style-name="P3"/>
      <text:p text:style-name="P3">Dipl.-Ing Christian-W. Bud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date style:data-style-name="N79" text:date-value="2014-12-16T11:43:30.406000027">Tuesday 16 December 2014</text:date></text:p>
      <text:p text:style-name="P2"/>
      <text:table-of-content text:style-name="Sect1"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22"><text:a xlink:type="simple" xlink:href="#__RefHeading__696_2034004862" text:style-name="Index_20_Link" text:visited-style-name="Index_20_Link">1 Getting started<text:tab/>4</text:a></text:p>
          <text:p text:style-name="P23"><text:a xlink:type="simple" xlink:href="#__RefHeading__698_2034004862" text:style-name="Index_20_Link" text:visited-style-name="Index_20_Link">1.1 What is Interactive DWS?<text:tab/>4</text:a></text:p>
          <text:p text:style-name="P25"><text:a xlink:type="simple" xlink:href="#__RefHeading__785_2034004862" text:style-name="Index_20_Link" text:visited-style-name="Index_20_Link">1.1.1 About DWS (DWScript)<text:tab/>4</text:a></text:p>
          <text:p text:style-name="P25"><text:a xlink:type="simple" xlink:href="#__RefHeading__787_2034004862" text:style-name="Index_20_Link" text:visited-style-name="Index_20_Link">1.1.2 Key Features<text:tab/>4</text:a></text:p>
          <text:p text:style-name="P25"><text:a xlink:type="simple" xlink:href="#__RefHeading__807_2034004862" text:style-name="Index_20_Link" text:visited-style-name="Index_20_Link">1.1.3 Installation<text:tab/>5</text:a></text:p>
          <text:p text:style-name="P22"><text:a xlink:type="simple" xlink:href="#__RefHeading__1402_1943083390" text:style-name="Index_20_Link" text:visited-style-name="Index_20_Link">2 Reference<text:tab/>6</text:a></text:p>
          <text:p text:style-name="P23"><text:a xlink:type="simple" xlink:href="#__RefHeading__1406_1943083390" text:style-name="Index_20_Link" text:visited-style-name="Index_20_Link">2.1 Basic commands<text:tab/>6</text:a></text:p>
          <text:p text:style-name="P25"><text:a xlink:type="simple" xlink:href="#__RefHeading__1408_1943083390" text:style-name="Index_20_Link" text:visited-style-name="Index_20_Link">2.1.1 Parameters<text:tab/>6</text:a></text:p>
          <text:p text:style-name="P25"><text:a xlink:type="simple" xlink:href="#__RefHeading__3540_1943083390" text:style-name="Index_20_Link" text:visited-style-name="Index_20_Link">2.1.2 States / Variables<text:tab/>6</text:a></text:p>
          <text:p text:style-name="P25"><text:a xlink:type="simple" xlink:href="#__RefHeading__3542_1943083390" text:style-name="Index_20_Link" text:visited-style-name="Index_20_Link">2.1.3 Types<text:tab/>6</text:a></text:p>
          <text:p text:style-name="P23"><text:a xlink:type="simple" xlink:href="#__RefHeading__1410_1943083390" text:style-name="Index_20_Link" text:visited-style-name="Index_20_Link">2.2 Intermediate commands<text:tab/>7</text:a></text:p>
          <text:p text:style-name="P25"><text:a xlink:type="simple" xlink:href="#__RefHeading__1412_1943083390" text:style-name="Index_20_Link" text:visited-style-name="Index_20_Link">2.2.1 Color Constants<text:tab/>7</text:a></text:p>
          <text:p text:style-name="P25"><text:a xlink:type="simple" xlink:href="#__RefHeading__3544_1943083390" text:style-name="Index_20_Link" text:visited-style-name="Index_20_Link">2.2.2 States / Variables<text:tab/>8</text:a></text:p>
          <text:p text:style-name="P25"><text:a xlink:type="simple" xlink:href="#__RefHeading__2185_1294189778" text:style-name="Index_20_Link" text:visited-style-name="Index_20_Link">2.2.3 Object oriented access<text:tab/>9</text:a></text:p>
          <text:p text:style-name="P22"><text:a xlink:type="simple" xlink:href="#__RefHeading__7618_2034004862" text:style-name="Index_20_Link" text:visited-style-name="Index_20_Link">3 Language Reference<text:tab/>10</text:a></text:p>
          <text:p text:style-name="P23"><text:a xlink:type="simple" xlink:href="#__RefHeading__7620_2034004862" text:style-name="Index_20_Link" text:visited-style-name="Index_20_Link">3.1 Source Structure<text:tab/>10</text:a></text:p>
          <text:p text:style-name="P25"><text:a xlink:type="simple" xlink:href="#__RefHeading__7622_2034004862" text:style-name="Index_20_Link" text:visited-style-name="Index_20_Link">3.1.1 Variables<text:tab/>10</text:a></text:p>
          <text:p text:style-name="P23"><text:a xlink:type="simple" xlink:href="#__RefHeading__7624_2034004862" text:style-name="Index_20_Link" text:visited-style-name="Index_20_Link">3.2 Types<text:tab/>11</text:a></text:p>
          <text:p text:style-name="P25"><text:a xlink:type="simple" xlink:href="#__RefHeading__7626_2034004862" text:style-name="Index_20_Link" text:visited-style-name="Index_20_Link">3.2.1 Base Types<text:tab/>11</text:a></text:p>
          <text:p text:style-name="P25"><text:a xlink:type="simple" xlink:href="#__RefHeading__7628_2034004862" text:style-name="Index_20_Link" text:visited-style-name="Index_20_Link">3.2.2 Enumerations<text:tab/>12</text:a></text:p>
          <text:p text:style-name="P25"><text:a xlink:type="simple" xlink:href="#__RefHeading__7630_2034004862" text:style-name="Index_20_Link" text:visited-style-name="Index_20_Link">3.2.3 Static Arrays<text:tab/>13</text:a></text:p>
          <text:p text:style-name="P25"><text:a xlink:type="simple" xlink:href="#__RefHeading__7632_2034004862" text:style-name="Index_20_Link" text:visited-style-name="Index_20_Link">3.2.4 Dynamic Arrays<text:tab/>14</text:a></text:p>
          <text:p text:style-name="P25"><text:a xlink:type="simple" xlink:href="#__RefHeading__7634_2034004862" text:style-name="Index_20_Link" text:visited-style-name="Index_20_Link">3.2.5 Classes<text:tab/>15</text:a></text:p>
          <text:p text:style-name="P23"><text:a xlink:type="simple" xlink:href="#__RefHeading__7636_2034004862" text:style-name="Index_20_Link" text:visited-style-name="Index_20_Link">3.3 Comments<text:tab/>16</text:a></text:p>
          <text:p text:style-name="P23"><text:a xlink:type="simple" xlink:href="#__RefHeading__7638_2034004862" text:style-name="Index_20_Link" text:visited-style-name="Index_20_Link">3.4 Operators<text:tab/>16</text:a></text:p>
          <text:p text:style-name="P25"><text:a xlink:type="simple" xlink:href="#__RefHeading__7640_2034004862" text:style-name="Index_20_Link" text:visited-style-name="Index_20_Link">3.4.1 Unary operators<text:tab/>16</text:a></text:p>
          <text:p text:style-name="P25"><text:a xlink:type="simple" xlink:href="#__RefHeading__7642_2034004862" text:style-name="Index_20_Link" text:visited-style-name="Index_20_Link">3.4.2 Expression operators<text:tab/>16</text:a></text:p>
          <text:p text:style-name="P25"><text:a xlink:type="simple" xlink:href="#__RefHeading__7644_2034004862" text:style-name="Index_20_Link" text:visited-style-name="Index_20_Link">3.4.3 Ternary operators<text:tab/>17</text:a></text:p>
          <text:p text:style-name="P25"><text:a xlink:type="simple" xlink:href="#__RefHeading__7646_2034004862" text:style-name="Index_20_Link" text:visited-style-name="Index_20_Link">3.4.4 Assignment operators<text:tab/>17</text:a></text:p>
          <text:p text:style-name="P25"><text:a xlink:type="simple" xlink:href="#__RefHeading__7648_2034004862" text:style-name="Index_20_Link" text:visited-style-name="Index_20_Link">3.4.5 Available operators<text:tab/>17</text:a></text:p>
          <text:p text:style-name="P23"><text:a xlink:type="simple" xlink:href="#__RefHeading__7650_2034004862" text:style-name="Index_20_Link" text:visited-style-name="Index_20_Link">3.5 Built-in functions and types<text:tab/>18</text:a></text:p>
          <text:p text:style-name="P25"><text:a xlink:type="simple" xlink:href="#__RefHeading__7652_2034004862" text:style-name="Index_20_Link" text:visited-style-name="Index_20_Link">3.5.1 Special Functions<text:tab/>18</text:a></text:p>
          <text:p text:style-name="P25"><text:a xlink:type="simple" xlink:href="#__RefHeading__7654_2034004862" text:style-name="Index_20_Link" text:visited-style-name="Index_20_Link">3.5.2 Internal functions<text:tab/>18</text:a></text:p>
        </text:index-body>
      </text:table-of-content>
      <text:p text:style-name="P4"/>
      <text:h text:style-name="P14" text:outline-level="1"><text:bookmark-start text:name="__RefHeading__696_2034004862"/>Getting started<text:bookmark-end text:name="__RefHeading__696_2034004862"/></text:h>
      <text:p text:style-name="P5"/>
      <text:p text:style-name="P6">Welcome to Interactive DWS. This document provides a brief introduction to Interactive DWS and some key concepts.</text:p>
      <text:h text:style-name="Heading_20_2" text:outline-level="2"><text:bookmark-start text:name="__RefHeading__698_2034004862"/>What is Interactive DWS?<text:bookmark-end text:name="__RefHeading__698_2034004862"/></text:h>
      <text:p text:style-name="P6">Interactive DWS <text:span text:style-name="T1">is a programming environment application designed for fast learning of the Pascal programming language. It allows you to write code and immediately see the result and impact of any changes interactively.</text:span></text:p>
      <text:h text:style-name="P19" text:outline-level="3"><text:bookmark-start text:name="__RefHeading__785_2034004862"/>About DWS (DWScript)<text:bookmark-end text:name="__RefHeading__785_2034004862"/></text:h>
      <text:p text:style-name="Text_20_body">DWScript is an object-oriented scripting engine based on the Delphi language <text:span text:style-name="T2">(Object Pascal)</text:span>, with extensions borrowed from other Pascal dialects. It introduces a few Pascal language extensions of its own as well.</text:p>
      <text:p text:style-name="P7">It is available under the open source MPL 1.1 license and is hosted on GoogleCode at <text:a xlink:type="simple" xlink:href="http://code.google.com/p/dwscript/" text:style-name="Internet_20_link" text:visited-style-name="Visited_20_Internet_20_Link">http://code.google.com/p/dwscript/</text:a></text:p>
      <text:h text:style-name="Heading_20_3" text:outline-level="3"><text:bookmark-start text:name="__RefHeading__787_2034004862"/>Key Features<text:bookmark-end text:name="__RefHeading__787_2034004862"/></text:h>
      <text:h text:style-name="Heading_20_4" text:outline-level="4"><text:bookmark-start text:name="__RefHeading__789_2034004862"/>Programming Language<text:bookmark-end text:name="__RefHeading__789_2034004862"/></text:h>
      <text:list xml:id="list6423034185355759550" text:style-name="L1">
        <text:list-item>
          <text:p text:style-name="P41">Simplified Object-Pascal language</text:p>
        </text:list-item>
        <text:list-item>
          <text:p text:style-name="P41">Strong typing</text:p>
        </text:list-item>
        <text:list-item>
          <text:p text:style-name="P41"><text:span text:style-name="T3">S</text:span>coped, in-line variable declaration</text:p>
        </text:list-item>
        <text:list-item>
          <text:p text:style-name="P41">Supports classes, interfaces, records, static and dynamic arrays</text:p>
        </text:list-item>
      </text:list>
      <text:h text:style-name="Heading_20_4" text:outline-level="4"><text:bookmark-start text:name="__RefHeading__791_2034004862"/>Runtime Environment<text:bookmark-end text:name="__RefHeading__791_2034004862"/></text:h>
      <text:list xml:id="list7406755073122089015" text:style-name="L2">
        <text:list-item>
          <text:p text:style-name="P42">Sand-boxed (with automatic memory management)</text:p>
        </text:list-item>
        <text:list-item>
          <text:p text:style-name="P42">Background compilation (for proof-checks and immediate execution)</text:p>
        </text:list-item>
        <text:list-item>
          <text:p text:style-name="P42">Turtle-Graphic (similar to <text:a xlink:type="simple" xlink:href="http://en.wikipedia.org/wiki/Logo_(programming_language)" text:style-name="Internet_20_link" text:visited-style-name="Visited_20_Internet_20_Link">L</text:a><text:a xlink:type="simple" xlink:href="http://en.wikipedia.org/wiki/Logo_(programming_language)" text:style-name="Internet_20_link" text:visited-style-name="Visited_20_Internet_20_Link"><text:span text:style-name="T4">ogo</text:span></text:a>)</text:p>
        </text:list-item>
        <text:list-item>
          <text:p text:style-name="P42">Compiler- and <text:span text:style-name="T24">t</text:span>ext <text:span text:style-name="T24">o</text:span>utput window</text:p>
        </text:list-item>
      </text:list>
      <text:h text:style-name="Heading_20_4" text:outline-level="4"><text:bookmark-start text:name="__RefHeading__793_2034004862"/>Script Editor<text:bookmark-end text:name="__RefHeading__793_2034004862"/></text:h>
      <text:list xml:id="list114330456154020" text:continue-numbering="true" text:style-name="L2">
        <text:list-item>
          <text:p text:style-name="P42">Common Edit / Undo / Search features</text:p>
        </text:list-item>
        <text:list-item>
          <text:p text:style-name="P42">Syntax highlighting</text:p>
        </text:list-item>
        <text:list-item>
          <text:p text:style-name="P42">Code suggestions (proposals) and parameter info</text:p>
        </text:list-item>
        <text:list-item>
          <text:p text:style-name="P42">Macro recorder</text:p>
        </text:list-item>
      </text:list>
      <text:h text:style-name="Heading_20_3" text:outline-level="3"><text:bookmark-start text:name="__RefHeading__807_2034004862"/><text:soft-page-break/>Installation<text:bookmark-end text:name="__RefHeading__807_2034004862"/></text:h>
      <text:p text:style-name="Text_20_body">The application does not need to be installed explicitly. The executable can be copied and started from any directory.</text:p>
      <text:h text:style-name="P15" text:outline-level="1"><text:bookmark-start text:name="__RefHeading__1402_1943083390"/>Reference<text:bookmark-end text:name="__RefHeading__1402_1943083390"/></text:h>
      <text:p text:style-name="Text_20_body">The simple interface enables you to write code that has access to the screen (with both text and graphical output).</text:p>
      <text:h text:style-name="Heading_20_2" text:outline-level="2"><text:bookmark-start text:name="__RefHeading__1406_1943083390"/>Basic commands<text:bookmark-end text:name="__RefHeading__1406_1943083390"/></text:h>
      <text:p text:style-name="Text_20_body">Here are some basic commands, needed at least for the tutorial.</text:p>
      <text:list xml:id="list4918763619378232976" text:style-name="L3">
        <text:list-item>
          <text:p text:style-name="P26"><text:span text:style-name="Code">Clear</text:span> →<text:span text:style-name="T13"> Clears screen</text:span></text:p>
        </text:list-item>
        <text:list-item>
          <text:p text:style-name="P26"><text:span text:style-name="Code">Home</text:span> → Moves cursor to home position <text:span text:style-name="T14">and sets the cursor angle to an absolute of 0°</text:span></text:p>
        </text:list-item>
        <text:list-item>
          <text:p text:style-name="P26"><text:span text:style-name="Code"><text:span text:style-name="T13">Go</text:span></text:span> →<text:span text:style-name="T13"> Moves the cursor forward by 10 pixels</text:span></text:p>
        </text:list-item>
        <text:list-item>
          <text:p text:style-name="P26"><text:span text:style-name="Code"><text:span text:style-name="T13">Draw</text:span></text:span> →<text:span text:style-name="T13"> Draws a line of 10 pixels</text:span></text:p>
        </text:list-item>
        <text:list-item>
          <text:p text:style-name="P26"><text:span text:style-name="Code"><text:span text:style-name="T13">Turn</text:span></text:span> →<text:span text:style-name="T13"> Turns the cursor by 90° to the left (mathematical definition)</text:span></text:p>
        </text:list-item>
      </text:list>
      <text:h text:style-name="Heading_20_3" text:outline-level="3"><text:bookmark-start text:name="__RefHeading__1408_1943083390"/>Parameters<text:bookmark-end text:name="__RefHeading__1408_1943083390"/></text:h>
      <text:p text:style-name="Text_20_body"><text:span text:style-name="T25">Most commands (especially the more advanced) are overloaded to accept additional para</text:span><text:span text:style-name="T26">­</text:span><text:span text:style-name="T25">meters. See below a list with the parameters for the basic commands showing the default value in case no parameter is used (where it exists).</text:span> </text:p>
      <text:list xml:id="list114330462166190" text:continue-numbering="true" text:style-name="L3">
        <text:list-item>
          <text:p text:style-name="P26"><text:span text:style-name="Code"><text:span text:style-name="T13">Go(Distance: Float = 10)</text:span></text:span><text:span text:style-name="Code"><text:span text:style-name="T29"> </text:span></text:span><text:span text:style-name="T13">→</text:span><text:span text:style-name="T28"> </text:span><text:span text:style-name="T27">Moves the cursor forward by the specified number of</text:span><text:span text:style-name="T25"> pixels</text:span></text:p>
        </text:list-item>
        <text:list-item>
          <text:p text:style-name="P26"><text:span text:style-name="Code"><text:span text:style-name="T13">Draw(Distance: Float = 10)</text:span></text:span> →<text:span text:style-name="T29"> Draws a line of the specified number of pixels</text:span></text:p>
        </text:list-item>
        <text:list-item>
          <text:p text:style-name="P26"><text:span text:style-name="Code"><text:span text:style-name="T13">Tu</text:span></text:span><text:span text:style-name="Code">r</text:span><text:span text:style-name="Code"><text:span text:style-name="T13">n(</text:span></text:span><text:span text:style-name="Code">Angle</text:span><text:span text:style-name="Code"><text:span text:style-name="T13">: Float = </text:span></text:span><text:span text:style-name="Code">9</text:span><text:span text:style-name="Code"><text:span text:style-name="T13">0)</text:span></text:span> →<text:span text:style-name="T13"> Turns the cursor by 90°</text:span></text:p>
        </text:list-item>
      </text:list>
      <text:h text:style-name="Heading_20_3" text:outline-level="3"><text:bookmark-start text:name="__RefHeading__3540_1943083390"/>States / Variables<text:bookmark-end text:name="__RefHeading__3540_1943083390"/></text:h>
      <text:p text:style-name="P49">In addition to the commands – to procedures and functions in Pascal – some states are also available in the basic set. <text:span text:style-name="T17">While the states formally correspond to variables in Pascal, these are not typical variables but are linked to internal states.</text:span></text:p>
      <text:p text:style-name="Text_20_body">Here's a list of states considered as basic:</text:p>
      <text:list xml:id="list7135187698684400437" text:style-name="L4">
        <text:list-item>
          <text:p text:style-name="P27"><text:span text:style-name="Code">CursorAngle: Boolean</text:span> → (read/write) the angle of the cursor</text:p>
        </text:list-item>
        <text:list-item>
          <text:p text:style-name="P27"><text:span text:style-name="Code">CursorVisible: Boolean</text:span> → (read/write) if the cursor is / should be visible</text:p>
        </text:list-item>
      </text:list>
      <text:h text:style-name="Heading_20_3" text:outline-level="3"><text:bookmark-start text:name="__RefHeading__3542_1943083390"/>Types<text:bookmark-end text:name="__RefHeading__3542_1943083390"/></text:h>
      <text:p text:style-name="Text_20_body">While the DWScript dialect only supports the basic types <text:span text:style-name="T18">Integer</text:span> and <text:span text:style-name="T18">Float</text:span>, some <text:span text:style-name="T20">synonyms are introduced to map other common basic types. Here's a list of the mapping:</text:span></text:p>
      <text:list xml:id="list4136900241632097971" text:style-name="L5">
        <text:list-item>
          <text:p text:style-name="P28"><text:span text:style-name="Code">Single</text:span>, <text:span text:style-name="Code">Double</text:span>, <text:span text:style-name="Code">Real</text:span> → <text:s/><text:span text:style-name="T19">Float</text:span></text:p>
        </text:list-item>
        <text:list-item>
          <text:p text:style-name="P28"><text:span text:style-name="Code">Byte</text:span>, <text:span text:style-name="Code">ShortInt</text:span>, <text:span text:style-name="Code">Word</text:span>, <text:span text:style-name="Code">SmallInt</text:span>, <text:span text:style-name="Code">LongInt</text:span> → <text:s/><text:span text:style-name="T19">Integer</text:span></text:p>
        </text:list-item>
      </text:list>
      <text:h text:style-name="P17" text:outline-level="2"><text:bookmark-start text:name="__RefHeading__1410_1943083390"/>Intermediate commands<text:bookmark-end text:name="__RefHeading__1410_1943083390"/></text:h>
      <text:p text:style-name="Text_20_body">While the previously presented commands are sufficient to get started, more commands are needed to reduce the amount of code <text:span text:style-name="T14">for a typical program:</text:span></text:p>
      <text:list xml:id="list4062975019997993766" text:style-name="L6">
        <text:list-item>
          <text:p text:style-name="P29"><text:span text:style-name="Code">ComposeColor(Red, Green, Blue: Float; </text:span><text:span text:style-name="Code"><text:span text:style-name="T16">Alpha: Float = 1</text:span></text:span><text:span text:style-name="Code">): TColor</text:span> → Returns a color based on the three basic color components red, green and blue. <text:span text:style-name="T16">Additionally an opacity value can be specified (zero equals fully transparent).</text:span></text:p>
        </text:list-item>
        <text:list-item>
          <text:p text:style-name="P29"><text:span text:style-name="Code">MoveTo(X, Y: Float)</text:span> → Moves the cursor to an absolute point (X, Y).</text:p>
        </text:list-item>
        <text:list-item>
          <text:p text:style-name="P29"><text:span text:style-name="Code">LineTo(X, Y: Float)</text:span> → Draws a line to an absolute point (X, Y)</text:p>
        </text:list-item>
        <text:list-item>
          <text:p text:style-name="P29"><text:span text:style-name="Code">LookAt(X, Y: Float)</text:span> → Turns the cursor to the direction of point (X, Y)</text:p>
        </text:list-item>
        <text:list-item>
          <text:p text:style-name="P29"><text:span text:style-name="Code">SaveToFileName(FileName: String)</text:span> → Stores graphic to a local file</text:p>
        </text:list-item>
        <text:list-item>
          <text:p text:style-name="P29"><text:span text:style-name="Code">GetPixelColor(X, Y: Float): TColor</text:span> → returns the color of the pixel (X, Y)</text:p>
        </text:list-item>
        <text:list-item>
          <text:p text:style-name="P29"><text:span text:style-name="Code">SetPixelColor(X, Y: Float; Value: TColor)</text:span> → sets the color of the pixel (X, Y)</text:p>
        </text:list-item>
        <text:list-item>
          <text:p text:style-name="P29"><text:span text:style-name="Code">Delay(Milliseconds: Integer)</text:span> → <text:span text:style-name="T15">delays further processing by the specified number of milliseconds</text:span></text:p>
        </text:list-item>
      </text:list>
      <text:h text:style-name="Heading_20_3" text:outline-level="3"><text:bookmark-start text:name="__RefHeading__1412_1943083390"/>Color Constants<text:bookmark-end text:name="__RefHeading__1412_1943083390"/></text:h>
      <text:p text:style-name="Text_20_body">In order to use colors easily there are a few predefined colors available, which should suit the most basic needs.</text:p>
      <text:list xml:id="list2041884893276317480" text:style-name="L7">
        <text:list-item>
          <text:p text:style-name="P30"><draw:rect text:anchor-type="char" draw:z-index="22" draw:style-name="gr2" draw:text-style-name="P50" svg:width="0.331cm" svg:height="0.331cm" svg:x="6.361cm" svg:y="0.049cm"><text:p/></draw:rect><text:span text:style-name="Code">clBlack</text:span> → black</text:p>
        </text:list-item>
        <text:list-item>
          <text:p text:style-name="P30"><draw:rect text:anchor-type="char" draw:z-index="23" draw:style-name="gr3" draw:text-style-name="P50" svg:width="0.331cm" svg:height="0.331cm" svg:x="6.361cm" svg:y="0.049cm"><text:p/></draw:rect><text:span text:style-name="Code">clDimGray</text:span> → dark gray</text:p>
        </text:list-item>
        <text:list-item>
          <text:p text:style-name="P30"><draw:rect text:anchor-type="char" draw:z-index="24" draw:style-name="gr4" draw:text-style-name="P50" svg:width="0.331cm" svg:height="0.331cm" svg:x="6.361cm" svg:y="0.049cm"><text:p/></draw:rect><text:span text:style-name="Code">clGray</text:span> → gray</text:p>
        </text:list-item>
        <text:list-item>
          <text:p text:style-name="P30"><draw:rect text:anchor-type="char" draw:z-index="25" draw:style-name="gr5" draw:text-style-name="P50" svg:width="0.331cm" svg:height="0.331cm" svg:x="6.361cm" svg:y="0.049cm"><text:p/></draw:rect><text:span text:style-name="Code">clLightGray</text:span> → light gray</text:p>
        </text:list-item>
        <text:list-item>
          <text:p text:style-name="P30"><draw:rect text:anchor-type="char" draw:z-index="26" draw:style-name="gr6" draw:text-style-name="P50" svg:width="0.331cm" svg:height="0.331cm" svg:x="6.361cm" svg:y="0.049cm"><text:p/></draw:rect><text:span text:style-name="Code">clWhite</text:span> → white</text:p>
        </text:list-item>
        <text:list-item>
          <text:p text:style-name="P30"><draw:rect text:anchor-type="char" draw:z-index="27" draw:style-name="gr7" draw:text-style-name="P50" svg:width="0.331cm" svg:height="0.331cm" svg:x="6.361cm" svg:y="0.049cm"><text:p/></draw:rect><text:span text:style-name="Code">clMaroon</text:span> → maroon</text:p>
        </text:list-item>
        <text:list-item>
          <text:p text:style-name="P30"><draw:rect text:anchor-type="char" draw:z-index="28" draw:style-name="gr8" draw:text-style-name="P50" svg:width="0.331cm" svg:height="0.331cm" svg:x="6.361cm" svg:y="0.049cm"><text:p/></draw:rect><text:span text:style-name="Code">clGreen</text:span> → green</text:p>
        </text:list-item>
        <text:list-item>
          <text:p text:style-name="P30"><draw:rect text:anchor-type="char" draw:z-index="29" draw:style-name="gr9" draw:text-style-name="P50" svg:width="0.331cm" svg:height="0.331cm" svg:x="6.361cm" svg:y="0.049cm"><text:p/></draw:rect><text:span text:style-name="Code">clOlive</text:span> → olive</text:p>
        </text:list-item>
        <text:list-item>
          <text:p text:style-name="P30"><draw:rect text:anchor-type="char" draw:z-index="30" draw:style-name="gr10" draw:text-style-name="P50" svg:width="0.331cm" svg:height="0.331cm" svg:x="6.361cm" svg:y="0.049cm"><text:p/></draw:rect><text:span text:style-name="Code">clNavy</text:span> → navy</text:p>
        </text:list-item>
        <text:list-item>
          <text:p text:style-name="P30"><draw:rect text:anchor-type="char" draw:z-index="31" draw:style-name="gr11" draw:text-style-name="P50" svg:width="0.331cm" svg:height="0.331cm" svg:x="6.361cm" svg:y="0.049cm"><text:p/></draw:rect><text:span text:style-name="Code">clPurple</text:span> → purple</text:p>
        </text:list-item>
        <text:list-item>
          <text:p text:style-name="P30"><draw:rect text:anchor-type="char" draw:z-index="32" draw:style-name="gr12" draw:text-style-name="P50" svg:width="0.331cm" svg:height="0.331cm" svg:x="6.361cm" svg:y="0.049cm"><text:p/></draw:rect><text:span text:style-name="Code">clTeal</text:span> → teal</text:p>
        </text:list-item>
        <text:list-item>
          <text:p text:style-name="P30"><draw:rect text:anchor-type="char" draw:z-index="33" draw:style-name="gr13" draw:text-style-name="P50" svg:width="0.331cm" svg:height="0.331cm" svg:x="6.361cm" svg:y="0.049cm"><text:p/></draw:rect><text:span text:style-name="Code">clRed</text:span> → red</text:p>
        </text:list-item>
        <text:list-item>
          <text:p text:style-name="P30"><draw:rect text:anchor-type="char" draw:z-index="34" draw:style-name="gr14" draw:text-style-name="P50" svg:width="0.331cm" svg:height="0.331cm" svg:x="6.361cm" svg:y="0.049cm"><text:p/></draw:rect><text:span text:style-name="Code">clLime</text:span> → lime</text:p>
        </text:list-item>
        <text:list-item>
          <text:p text:style-name="P30"><draw:rect text:anchor-type="char" draw:z-index="35" draw:style-name="gr15" draw:text-style-name="P50" svg:width="0.331cm" svg:height="0.331cm" svg:x="6.361cm" svg:y="0.049cm"><text:p/></draw:rect><text:span text:style-name="Code">clYellow</text:span> → yellow</text:p>
        </text:list-item>
        <text:list-item>
          <text:p text:style-name="P30"><draw:rect text:anchor-type="char" draw:z-index="36" draw:style-name="gr16" draw:text-style-name="P50" svg:width="0.331cm" svg:height="0.331cm" svg:x="6.361cm" svg:y="0.049cm"><text:p/></draw:rect><text:span text:style-name="Code">clBlue</text:span> → blue</text:p>
        </text:list-item>
        <text:list-item>
          <text:p text:style-name="P30"><draw:rect text:anchor-type="char" draw:z-index="37" draw:style-name="gr17" draw:text-style-name="P50" svg:width="0.331cm" svg:height="0.331cm" svg:x="6.361cm" svg:y="0.049cm"><text:p/></draw:rect><text:span text:style-name="Code">clFuchsia</text:span> → fuchsia</text:p>
        </text:list-item>
      </text:list>
      <text:p text:style-name="List_20_1"/>
      <text:h text:style-name="P20" text:outline-level="3"><text:bookmark-start text:name="__RefHeading__3544_1943083390"/>States / Variables<text:bookmark-end text:name="__RefHeading__3544_1943083390"/></text:h>
      <text:p text:style-name="Text_20_body">Beyond <text:span text:style-name="T22">the basic states there are a few more environment states accessible via Pascal variables. Here's a list of the intermediate states:</text:span></text:p>
      <text:list xml:id="list2628529246910500899" text:style-name="L8">
        <text:list-item>
          <text:p text:style-name="P31"><text:span text:style-name="Code">CursorColor: TColor</text:span> → (<text:span text:style-name="T23">read/write) cursor color</text:span></text:p>
        </text:list-item>
        <text:list-item>
          <text:p text:style-name="P31"><text:span text:style-name="Code">AntiAliasedLine: Boolean</text:span> → (<text:span text:style-name="T23">read/write) antialiased line drawing state</text:span></text:p>
        </text:list-item>
        <text:list-item>
          <text:p text:style-name="P31"><text:span text:style-name="Code">CanvasColor: TColor</text:span> → (<text:span text:style-name="T23">read/write) canvas color (used by </text:span><text:span text:style-name="Code"><text:span text:style-name="T23">clear</text:span></text:span><text:span text:style-name="T23">, when invoked without a parameter)</text:span></text:p>
        </text:list-item>
        <text:list-item>
          <text:p text:style-name="P31"><text:span text:style-name="Code">ClientWidth: Integer</text:span> → <text:s/>(<text:span text:style-name="T23">read-only) the width of the canvas</text:span></text:p>
        </text:list-item>
        <text:list-item>
          <text:p text:style-name="P31"><text:span text:style-name="Code">ClientHeight: Integer</text:span> → (<text:span text:style-name="T23">read-only) the height of the canvas</text:span></text:p>
        </text:list-item>
        <text:list-item>
          <text:p text:style-name="P31"><text:span text:style-name="Code">CursorPositionX: Float</text:span> → (<text:span text:style-name="T23">read/write) the X position of the cursor</text:span></text:p>
        </text:list-item>
        <text:list-item>
          <text:p text:style-name="P31"><text:span text:style-name="Code">CursorPositionY: Float</text:span> → (<text:span text:style-name="T23">read/write) the Y position of the cursor</text:span> </text:p>
        </text:list-item>
      </text:list>
      <text:h text:style-name="P20" text:outline-level="3"><text:bookmark-start text:name="__RefHeading__2185_1294189778"/>Object oriented access<text:bookmark-end text:name="__RefHeading__2185_1294189778"/></text:h>
      <text:p text:style-name="Text_20_body">Object oriented programming (OOP) is possible. Two objects that have been already instantiated by the compiler are</text:p>
      <text:list xml:id="list8810386350561127801" text:style-name="L9">
        <text:list-item>
          <text:p text:style-name="P43"><text:span text:style-name="Code">Canvas</text:span> (based on the internal <text:span text:style-name="Code">TCanvas</text:span> class)</text:p>
        </text:list-item>
        <text:list-item>
          <text:p text:style-name="P43"><text:span text:style-name="Code">Cursor</text:span> (based on the internal <text:span text:style-name="Code">TCursor</text:span> class)</text:p>
        </text:list-item>
      </text:list>
      <text:p text:style-name="Text_20_body">While the canvas element is meant to only exist once (as there is only one canvas), it should be possible for advanced users to create additional cursors manually from code.</text:p>
      <text:h text:style-name="Heading_20_4" text:outline-level="4">TCanvas</text:h>
      <text:p text:style-name="Text_20_body">The <text:span text:style-name="Code">TCanvas</text:span> class – and thus the <text:span text:style-name="Code">Canvas</text:span> object – has the following methods (OOP term for procedures &amp; functions):</text:p>
      <text:list xml:id="list5194020612800805764" text:style-name="L10">
        <text:list-item>
          <text:p text:style-name="P32"><text:span text:style-name="Code">Clear</text:span> →<text:span text:style-name="T13"> Clears screen </text:span>with recent color (default: fully transparent → only clearing previous content)</text:p>
        </text:list-item>
        <text:list-item>
          <text:p text:style-name="P32"><text:span text:style-name="Code">Clear(Color: TColor)</text:span> →<text:span text:style-name="T13"> Clears </text:span>the screen with a specific color (used for subsequent calls as well).</text:p>
        </text:list-item>
        <text:list-item>
          <text:p text:style-name="P32"><text:span text:style-name="Code">SaveToFileName(FileName: String)</text:span> → Stores graphic to a local file</text:p>
        </text:list-item>
      </text:list>
      <text:p text:style-name="Text_20_body">In addition to the methods these properties are available:</text:p>
      <text:list xml:id="list188966695869916958" text:style-name="L11">
        <text:list-item>
          <text:p text:style-name="P33"><text:span text:style-name="Code">Color: TColor</text:span> →<text:span text:style-name="T13"> Color used to clear the canvas (if no parameter is passed)</text:span></text:p>
        </text:list-item>
        <text:list-item>
          <text:p text:style-name="P33"><text:span text:style-name="Code"><text:span text:style-name="T32">Pixel[X, Y: Integer]: TColor</text:span></text:span><text:span text:style-name="T31"> → Access to the discrete pixels of the bitmap. Since this is also marked as the default property it's also possible to use<text:line-break/></text:span><text:span text:style-name="Code"><text:span text:style-name="T32">Canvas[X, Y: Integer]: TColor</text:span></text:span><text:span text:style-name="Code"><text:span text:style-name="T30"> instead of </text:span></text:span><text:span text:style-name="Code"><text:span text:style-name="T32">Canvas.Pixel[X, Y: Integer]: TColor</text:span></text:span></text:p>
        </text:list-item>
      </text:list>
      <text:h text:style-name="Heading_20_4" text:outline-level="4">T<text:span text:style-name="T33">Cursor</text:span></text:h>
      <text:p text:style-name="Text_20_body">The <text:span text:style-name="Code">T</text:span><text:span text:style-name="Code"><text:span text:style-name="T33">Cursor</text:span></text:span> class – and thus the <text:span text:style-name="Code"><text:span text:style-name="T33">Cursor</text:span></text:span> object – has the following methods:</text:p>
      <text:list xml:id="list114330551147987" text:continue-list="list114330462166190" text:style-name="L3">
        <text:list-item>
          <text:p text:style-name="P26"><text:span text:style-name="Code">Home</text:span> → Moves cursor to home position <text:span text:style-name="T14">and sets the cursor angle to an absolute of 0°</text:span></text:p>
        </text:list-item>
        <text:list-item>
          <text:p text:style-name="P26"><text:span text:style-name="Code"><text:span text:style-name="T34">Center</text:span></text:span> → Moves cursor to home position</text:p>
        </text:list-item>
        <text:list-item>
          <text:p text:style-name="P26"><text:span text:style-name="Code"><text:span text:style-name="T13">Go(Distance: Float = 10)</text:span></text:span> →<text:span text:style-name="T13"> Moves the cursor forward by a specific number of pixels (default = 10 pixels)</text:span></text:p>
        </text:list-item>
        <text:list-item>
          <text:p text:style-name="P26"><text:span text:style-name="Code"><text:span text:style-name="T13">Draw(Distance: Float = 10)</text:span></text:span> →<text:span text:style-name="T13"> Draws a line of a specific number of pixels (default = 10 pixels)</text:span></text:p>
        </text:list-item>
        <text:list-item>
          <text:p text:style-name="P26"><text:span text:style-name="Code"><text:span text:style-name="T13">Turn(Angle: Float = 90)</text:span></text:span> →<text:span text:style-name="T13"> Turns the cursor in the mathematical definition (counter-clockwise) by a specific number of degrees (default = 90°)</text:span></text:p>
        </text:list-item>
        <text:list-item>
          <text:p text:style-name="P26"><text:span text:style-name="Code"><text:span text:style-name="T13">TurnLeft(Angle: Float = 90)</text:span></text:span> →<text:span text:style-name="T13"> Identical to </text:span><text:span text:style-name="Code"><text:span text:style-name="T13">Turn</text:span></text:span><text:span text:style-name="T13"> definition.</text:span></text:p>
        </text:list-item>
        <text:list-item>
          <text:p text:style-name="P26"><text:span text:style-name="Code"><text:span text:style-name="T13">TurnRight(Angle: Float = 90)</text:span></text:span> →<text:span text:style-name="T13"> Identical to </text:span><text:span text:style-name="Code"><text:span text:style-name="T13">Turn</text:span></text:span><text:span text:style-name="T13"> definition, except for the direction, which is clockwise here</text:span></text:p>
        </text:list-item>
        <text:list-item>
          <text:p text:style-name="P26"><text:span text:style-name="Code">LookAt(X, Y: Float)</text:span> → Turns the cursor to the direction of point (X, Y)</text:p>
        </text:list-item>
        <text:list-item>
          <text:p text:style-name="P26"><text:span text:style-name="Code">MoveTo(X, Y: Float)</text:span> → Moves the cursor to an absolute point (X, Y).</text:p>
        </text:list-item>
        <text:list-item>
          <text:p text:style-name="P26"><text:span text:style-name="Code">LineTo(X, Y: Float)</text:span> → Draws a line to an absolute point (X, Y)</text:p>
        </text:list-item>
      </text:list>
      <text:h text:style-name="P13" text:outline-level="1"><text:bookmark-start text:name="__RefHeading__7618_2034004862"/>Language Reference<text:bookmark-end text:name="__RefHeading__7618_2034004862"/></text:h>
      <text:p text:style-name="Text_20_body"/>
      <text:p text:style-name="Text_20_body">DWScript language is an Object Pascal dialect. It borrows most elements from Delphi, FreePascal and Oxygene, though with specificities of its own.</text:p>
      <text:h text:style-name="Heading_20_2" text:outline-level="2"><text:bookmark-start text:name="__RefHeading__7620_2034004862"/>Source Structure<text:bookmark-end text:name="__RefHeading__7620_2034004862"/></text:h>
      <text:p text:style-name="Text_20_body">Code structure is essentially standard Pascal with the following changes: </text:p>
      <text:list xml:id="list2208913683620118401" text:style-name="L12">
        <text:list-item>
          <text:p text:style-name="P44">Variables, constants, types and procedures can be declared in-line. </text:p>
        </text:list-item>
        <text:list-item>
          <text:p text:style-name="P44">Begin/end is optional for main program code. </text:p>
        </text:list-item>
        <text:list-item>
          <text:p text:style-name="P44">Var, const and type keywords have to be explicit before any var or type declaration in the main program (var/const blocks are allowed in procedure, before the first begin). </text:p>
        </text:list-item>
        <text:list-item>
          <text:p text:style-name="P44">Methods can be implemented in-line (in the class declaration).</text:p>
        </text:list-item>
      </text:list>
      <text:h text:style-name="Heading_20_3" text:outline-level="3"><text:bookmark-start text:name="__RefHeading__7622_2034004862"/>Variables<text:bookmark-end text:name="__RefHeading__7622_2034004862"/></text:h>
      <text:p text:style-name="Text_20_body">Variables are guaranteed to always be initialized. </text:p>
      <text:p text:style-name="Text_20_body">Variable declaration can include an assignment by which variable type can be inferred, for instance </text:p>
      <text:p text:style-name="Pascal_20_Code"><text:span text:style-name="T6">var</text:span> i := <text:span text:style-name="T7">20</text:span>;</text:p>
      <text:p text:style-name="Text_20_body">is equivalent to </text:p>
      <text:p text:style-name="Pascal_20_Code"><text:span text:style-name="T6">var</text:span> i: Integer;<text:line-break/><text:span text:style-name="T5">i</text:span> := <text:span text:style-name="T7">20</text:span>;</text:p>
      <text:p text:style-name="Text_20_body">as well as </text:p>
      <text:p text:style-name="Pascal_20_Code"><text:span text:style-name="T6">var</text:span> i: Integer := <text:span text:style-name="T7">20</text:span>;</text:p>
      <text:h text:style-name="P16" text:outline-level="2"/>
      <text:h text:style-name="P17" text:outline-level="2"><text:bookmark-start text:name="__RefHeading__7624_2034004862"/>Types<text:bookmark-end text:name="__RefHeading__7624_2034004862"/></text:h>
      <text:h text:style-name="Heading_20_3" text:outline-level="3"><text:bookmark-start text:name="__RefHeading__7626_2034004862"/>Base Types<text:bookmark-end text:name="__RefHeading__7626_2034004862"/></text:h>
      <text:p text:style-name="Text_20_body">The following types are standard: </text:p>
      <text:list xml:id="list8093835803397172567" text:style-name="L13">
        <text:list-item>
          <text:p text:style-name="P34">Integer: 64bit signed integer </text:p>
        </text:list-item>
        <text:list-item>
          <text:p text:style-name="P34">Float: double-precision floating-point </text:p>
        </text:list-item>
        <text:list-item>
          <text:p text:style-name="P34">Boolean: True/False </text:p>
        </text:list-item>
        <text:list-item>
          <text:p text:style-name="P34">String: mutable, copy-on-write, 1-based, UTF-16 string</text:p>
        </text:list-item>
      </text:list>
      <text:h text:style-name="Heading_20_4" text:outline-level="4">Boolean</text:h>
      <text:p text:style-name="Text_20_body">Possible values are True and False (case insensitive).</text:p>
      <text:p text:style-name="Text_20_body">When casting a Boolean as Integer, by convention True maps to 1 and False maps to 0. </text:p>
      <text:p text:style-name="Text_20_body">When casting an Integer as Boolean, 0 maps to False and all other values map to True.</text:p>
      <text:h text:style-name="Heading_20_4" text:outline-level="4">Integer</text:h>
      <text:p text:style-name="Text_20_body">64bit signed integer type </text:p>
      <text:p text:style-name="Text_20_body">Decimal notation: 123, -456 </text:p>
      <text:p text:style-name="Text_20_body">Hexadecimal notation: $1AF or 0x1AF </text:p>
      <text:p text:style-name="Text_20_body">Binary notation: 0b10011101 </text:p>
      <text:p text:style-name="Text_20_body">For formatting purposes, the underscore '_' character is accepted (and ignored) in Hexadecimal and Binary literals.</text:p>
      <text:h text:style-name="Heading_20_4" text:outline-level="4">Float</text:h>
      <text:p text:style-name="Text_20_body">Double precision floating point value </text:p>
      <text:p text:style-name="Text_20_body">Presence of a dot '.' differentiates a literal Float from a literal Integer</text:p>
      <text:p text:style-name="Text_20_body">Normal notation: 45.2304 </text:p>
      <text:p text:style-name="Text_20_body">Exponential notation: 1.256e23</text:p>
      <text:h text:style-name="Heading_20_4" text:outline-level="4">String</text:h>
      <text:p text:style-name="Text_20_body">Mutable, copy-on-write, 1-based, UTF-16 string type. </text:p>
      <text:p text:style-name="Text_20_body">Strings can be delimited by a single ' or a double-quote ". </text:p>
      <text:p text:style-name="Text_20_body">In a single-quoted string, a single quote can be expressed by doubling it. In a double-quoted string, a double-quote can be expressed by doubling it. Double-quoted strings can span multiple lines. </text:p>
      <text:p text:style-name="Text_20_body">Explicit Unicode characters can be specified by using # followed by an integer codepoint (decimal or hexadecimal). Characters specified this way are always understood as Unicode codepoint.</text:p>
      <text:p text:style-name="Pascal_20_Code"><text:soft-page-break/>Print(<text:span text:style-name="T8">'Hello'#13#$0D'World'</text:span>);</text:p>
      <text:p text:style-name="Text_20_body">will print 'Hello' followed by CR+LF (ASCII code 13 and 10), followed by 'World'. It can also be defined with </text:p>
      <text:p text:style-name="Pascal_20_Code">Print(<text:span text:style-name="T8">"Hello<text:line-break/>World"</text:span>);</text:p>
      <text:p text:style-name="Text_20_body">Finally, indented strings can also be defined with #" or #'. <text:s/>The compiler will then ignore common indentation and will additionally ignore an empty first line, so you can also write </text:p>
      <text:p text:style-name="Pascal_20_Code">Print(#<text:span text:style-name="T8">"<text:line-break/> <text:s/>Hello<text:line-break/> <text:s/>World"</text:span>);</text:p>
      <text:h text:style-name="Heading_20_3" text:outline-level="3"><text:bookmark-start text:name="__RefHeading__7628_2034004862"/>Enumerations<text:bookmark-end text:name="__RefHeading__7628_2034004862"/></text:h>
      <text:p text:style-name="Text_20_body">Enumerations are simple integer-based types, which may have explicit or automatically assigned values. Enumerations can be cast to and from Integer. </text:p>
      <text:p text:style-name="Text_20_body">Explicitly scoped enumerations are supported using the enum keyword: </text:p>
      <text:p text:style-name="Pascal_20_Code"><text:span text:style-name="T6">type</text:span> MyEnumeration = <text:span text:style-name="T6">enum</text:span> (First, Second, Third, Tenth = 10, Eleventh);</text:p>
      <text:p text:style-name="Text_20_body">With this syntax, enumeration elements must be referred with the enumeration type as scope, as in MyEnumeration.First. If values aren't specified explicitly, they start from 0 and increase by 1 from the previous member. </text:p>
      <text:p text:style-name="Text_20_body">Another variant of enumerations is when using the flags keyword. In that case, values cannot be explicit, and they start from 1 and are multiplied by 2 from the previous member (1, 2, 4, 8 etc.) </text:p>
      <text:p text:style-name="Pascal_20_Code"><text:span text:style-name="T6">type</text:span> MyFlags = <text:span text:style-name="T6">flags</text:span> (Alpha, Beta, Gamma);</text:p>
      <text:p text:style-name="Text_20_body">With the syntax too the elements can only be accessed through explicit scoping as in MyFlags.Beta. </text:p>
      <text:p text:style-name="Text_20_body">Finally, the classic Object Pascal enumeration syntax is supported: </text:p>
      <text:p text:style-name="Pascal_20_Code"><text:span text:style-name="T6">type</text:span> TMyEnumeration = (firstEnum, secondEnum, thirdEnum);<text:line-break/><text:span text:style-name="T6">type</text:span> TMyExplicitEnum = (eeOne = 1, eeTwo = 3, eeFive = 5);</text:p>
      <text:p text:style-name="Text_20_body">With this classic syntax, an enumeration element can be referred directly (eeOne) or prefixed with the enumeration type (TmyExplicitEnum.eeOne).</text:p>
      <text:h text:style-name="P18" text:outline-level="3"/>
      <text:h text:style-name="P20" text:outline-level="3"><text:bookmark-start text:name="__RefHeading__7630_2034004862"/>Static Arrays<text:bookmark-end text:name="__RefHeading__7630_2034004862"/></text:h>
      <text:p text:style-name="Text_20_body">Static arrays are supported as value types; they have a fixed size with user-specified bounds: </text:p>
      <text:p text:style-name="Pascal_20_Code"><text:span text:style-name="T6">type</text:span> TZeroToTen = <text:span text:style-name="T6">array</text:span> [<text:span text:style-name="T7">0</text:span>..<text:span text:style-name="T7">10</text:span>] <text:span text:style-name="T6">of</text:span> Integer;<text:line-break/><text:span text:style-name="T6">type</text:span> TTenToTwenty = <text:span text:style-name="T6">array</text:span> [<text:span text:style-name="T7">10</text:span>..<text:span text:style-name="T7">20</text:span>] <text:span text:style-name="T6">of</text:span> String;</text:p>
      <text:p text:style-name="Text_20_body">Multi-dimensional arrays are supported, with two forms: </text:p>
      <text:p text:style-name="Pascal_20_Code"><text:span text:style-name="T6">type</text:span> TCompactForm = <text:span text:style-name="T6">array</text:span> [<text:span text:style-name="T7">1</text:span>..<text:span text:style-name="T7">3</text:span>, <text:span text:style-name="T7">1</text:span>..<text:span text:style-name="T7">5</text:span>] <text:span text:style-name="T6">of</text:span> Float;<text:line-break/><text:span text:style-name="T6">type</text:span> TVerboseForm = <text:span text:style-name="T6">array</text:span> [<text:span text:style-name="T7">1</text:span>..<text:span text:style-name="T7">3</text:span>] <text:span text:style-name="T6">of</text:span> <text:span text:style-name="T6">array</text:span> [<text:span text:style-name="T7">1</text:span>..<text:span text:style-name="T7">5</text:span>] of Float;</text:p>
      <text:p text:style-name="Text_20_body">They support the special functions/methods <text:span text:style-name="T6">Low</text:span>, <text:span text:style-name="T6">High</text:span>, <text:span text:style-name="T6">Length</text:span> and <text:span text:style-name="T6">Count</text:span>. You can use them as either functions (legacy) or methods; Low(array) and array.Low are equivalent. </text:p>
      <text:p text:style-name="Text_20_body">You can use the <text:span text:style-name="T6">in</text:span> and <text:span text:style-name="T6">not in</text:span> operators to test the presence of an element in a static array. </text:p>
      <text:p text:style-name="Text_20_body">Constant static arrays can be defined using square brackets [ ]: </text:p>
      <text:p text:style-name="Pascal_20_Code"><text:span text:style-name="T6">const</text:span> a: <text:span text:style-name="T6">array</text:span> [<text:span text:style-name="T7">0</text:span>..<text:span text:style-name="T7">2</text:span>] <text:span text:style-name="T6">of</text:span> String = [<text:span text:style-name="T8">'zero'</text:span>, '<text:span text:style-name="T8">one'</text:span>, <text:span text:style-name="T8">'two'</text:span>];</text:p>
      <text:p text:style-name="Text_20_body">and they can also be defined in-line for assignments to static or dynamic arrays: </text:p>
      <text:p text:style-name="Pascal_20_Code"><text:span text:style-name="T6">var</text:span> staticArray : <text:span text:style-name="T6">array</text:span> [<text:span text:style-name="T7">0</text:span>..<text:span text:style-name="T7">2</text:span>] of String;<text:line-break/><text:span text:style-name="T6">var</text:span> dynamicArray : <text:span text:style-name="T6">array</text:span> <text:span text:style-name="T6">of</text:span> String;<text:line-break/>...<text:line-break/>staticArray := [<text:span text:style-name="T8">'zero'</text:span>, '<text:span text:style-name="T8">one'</text:span>, <text:span text:style-name="T8">'two'</text:span>];<text:line-break/>dynamicArray := [<text:span text:style-name="T8">'one'</text:span>, <text:span text:style-name="T8">'two'</text:span>];</text:p>
      <text:h text:style-name="P18" text:outline-level="3"/>
      <text:h text:style-name="P20" text:outline-level="3"><text:bookmark-start text:name="__RefHeading__7632_2034004862"/>Dynamic Arrays<text:bookmark-end text:name="__RefHeading__7632_2034004862"/></text:h>
      <text:p text:style-name="Text_20_body">Dynamic arrays are supported as reference types and are declared without bounds. Their lower bound is always zero. </text:p>
      <text:p text:style-name="Text_20_body">In addition to <text:span text:style-name="T6">Low</text:span><text:span text:style-name="T9">,</text:span><text:span text:style-name="T6"> High</text:span><text:span text:style-name="T9">,</text:span><text:span text:style-name="T6"> Length</text:span> and <text:span text:style-name="T6">Count</text:span>, they also support the following pseudo-methods: </text:p>
      <text:list xml:id="list8471911358505362168" text:style-name="L14">
        <text:list-item>
          <text:p text:style-name="P35"><text:span text:style-name="T6">Add</text:span>(item [,...]) / <text:span text:style-name="T6">Push</text:span>(item [,...]): increases Length by one and adds one or more item at the end of the array. It can also add arrays (concatenation). </text:p>
        </text:list-item>
        <text:list-item>
          <text:p text:style-name="P35"><text:span text:style-name="T6">Clear</text:span>(): empties the array (equivalent to SetLength(0)). </text:p>
        </text:list-item>
        <text:list-item>
          <text:p text:style-name="P35"><text:span text:style-name="T6">Copy</text:span>(startIndex[, count]): creates a new dynamic array containing count items from startIndex. <text:s/>If count isn't specified, it copies to the end of the array. </text:p>
        </text:list-item>
        <text:list-item>
          <text:p text:style-name="P35"><text:span text:style-name="T6">Delete</text:span>(index[, count]): deletes the item at the specified index and reduces Length by count (default one). </text:p>
        </text:list-item>
        <text:list-item>
          <text:p text:style-name="P35"><text:span text:style-name="T6">IndexOf</text:span>([startIndex, ]item): returns the index of an item and returns a negative value if not found. </text:p>
        </text:list-item>
        <text:list-item>
          <text:p text:style-name="P35"><text:span text:style-name="T6">Insert</text:span>(index, item): insert an item at the specified index. </text:p>
        </text:list-item>
        <text:list-item>
          <text:p text:style-name="P35"><text:span text:style-name="T6">Map</text:span>([map function]): creates a new array by mapping elements of the array according to a map function. The map function takes a single parameter of the type of the array items and returns the mapped value. </text:p>
        </text:list-item>
        <text:list-item>
          <text:p text:style-name="P35"><text:span text:style-name="T6">Peek</text:span>(): returns the last item. </text:p>
        </text:list-item>
        <text:list-item>
          <text:p text:style-name="P35"><text:span text:style-name="T6">Pop</text:span>(): returns the last item and removes it from the array. </text:p>
        </text:list-item>
        <text:list-item>
          <text:p text:style-name="P35"><text:span text:style-name="T6">Remove</text:span>([startIndex, ]item): removes the item if it can be found and returns its previous index. It returns a negative value if not found. </text:p>
        </text:list-item>
        <text:list-item>
          <text:p text:style-name="P35"><text:span text:style-name="T6">Reverse</text:span>(): reverses the order of the items. </text:p>
        </text:list-item>
        <text:list-item>
          <text:p text:style-name="P35"><text:span text:style-name="T6">SetLength</text:span>(newLength): defines the length of a dynamic array. </text:p>
        </text:list-item>
        <text:list-item>
          <text:p text:style-name="P35"><text:span text:style-name="T6">Sort</text:span>([compare function]): sort an array according to the compare function. The comparison function can be omitted for arrays of String, Integer and Float. </text:p>
        </text:list-item>
        <text:list-item>
          <text:p text:style-name="P35"><text:span text:style-name="T6">Swap</text:span>(index1, index2): swaps to items of specified indexes. </text:p>
        </text:list-item>
      </text:list>
      <text:p text:style-name="Text_20_body">You can use the <text:span text:style-name="T6">in</text:span> and <text:span text:style-name="T6">not in</text:span> operators to test the presence of an element in a static array. </text:p>
      <text:p text:style-name="Text_20_body">Dynamic arrays can be initialized from in-line or constant static arrays: </text:p>
      <text:p text:style-name="Pascal_20_Code"><text:span text:style-name="T6">var</text:span> dynamicArray : <text:span text:style-name="T6">array</text:span> <text:span text:style-name="T6">of</text:span> String;<text:line-break/>...<text:line-break/>dynamicArray := [<text:span text:style-name="T8">'one'</text:span><text:span text:style-name="T10">, </text:span><text:span text:style-name="T8">'two'</text:span><text:span text:style-name="T10">,</text:span><text:span text:style-name="T8"> 'three'</text:span>];</text:p>
      <text:h text:style-name="P18" text:outline-level="3"/>
      <text:h text:style-name="P20" text:outline-level="3"><text:bookmark-start text:name="__RefHeading__7634_2034004862"/>Classes<text:bookmark-end text:name="__RefHeading__7634_2034004862"/></text:h>
      <text:p text:style-name="Text_20_body">Classes all derive from the root TObject class and follow the classic Delphi syntax. They're reference types. See also Records. </text:p>
      <text:p text:style-name="Text_20_body">Named constructors are supported, as well as class methods, meta-classes, virtual methods, properties and destructors. Properties can optionally be array properties, and can feature an explicit index. </text:p>
      <text:p text:style-name="Text_20_body">Visibilities are private, protected, public and published. In this application private &amp; protected are understood as strict private and strict protected.</text:p>
      <text:p text:style-name="Text_20_body">Classes can implement Interfaces and they can be partial. </text:p>
      <text:p text:style-name="Text_20_body">You can also declare class methods with "method" as in the Oxygene language, in addition to "procedure" and "function". </text:p>
      <text:p text:style-name="Text_20_body">Additionally classes can be marked as "external", in which case they're meant to expose classes that are not implemented in the script. Unlike interfaces, they can then define fields. </text:p>
      <text:h text:style-name="Heading_20_4" text:outline-level="4">Properties</text:h>
      <text:p text:style-name="Text_20_body">Properties allow encapsulation with a field-like syntax what can actually be methods (getter/setter). </text:p>
      <text:p text:style-name="Pascal_20_Code"><text:span text:style-name="T6">property</text:span> Name[args: <text:span text:style-name="T11">Type</text:span>]: <text:span text:style-name="T11">Type</text:span> <text:span text:style-name="T6">read</text:span> Getter <text:span text:style-name="T6">write</text:span> Setter; <text:span text:style-name="T6">default</text:span>; </text:p>
      <text:list xml:id="list8043449731764483473" text:style-name="L15">
        <text:list-item>
          <text:p text:style-name="P45">A property can optionally have arguments/indexes and such properties can optionally be marked as default. </text:p>
        </text:list-item>
        <text:list-item>
          <text:p text:style-name="P45">The Getter can be a method returning a field, another property, or an expression (enclosed between brackets). </text:p>
        </text:list-item>
        <text:list-item>
          <text:p text:style-name="P45">The Setter can be a method, a field, another property or an expression (enclosed between brackets, with Value being the pseudo-variable that receives the value assigned to the property). <text:s/></text:p>
        </text:list-item>
      </text:list>
      <text:p text:style-name="Text_20_body">The code <text:span text:style-name="T35">Name: Type;</text:span> declares a property backed by a hidden (inaccessible) field. The field can optionally be initialized. </text:p>
      <text:p text:style-name="Text_20_body">The code <text:span text:style-name="T35">property Name;</text:span><text:span text:style-name="T36"> </text:span>can be used to promote the visibility of a property without altering it in any other way, for instance to make public a property that was previously protected. </text:p>
      <text:p text:style-name="Text_20_body">Properties can also be prefixed by 'class' in which case they will be restricted to class variables, class methods and class properties, but can then be used on the class type (metaclass) and not just on instance.</text:p>
      <text:p text:style-name="Text_20_body"/>
      <text:p text:style-name="Text_20_body"/>
      <text:p text:style-name="Text_20_body"/>
      <text:p text:style-name="Text_20_body"/>
      <text:h text:style-name="Heading_20_2" text:outline-level="2"><text:bookmark-start text:name="__RefHeading__7636_2034004862"/><text:soft-page-break/>Comments<text:bookmark-end text:name="__RefHeading__7636_2034004862"/></text:h>
      <text:p text:style-name="Text_20_body">Pascal and C/C++ style comments are supported: </text:p>
      <text:list xml:id="list7905934231935255659" text:style-name="L16">
        <text:list-item>
          <text:p text:style-name="P36"><text:span text:style-name="Code">//</text:span> denotes a single line comment </text:p>
        </text:list-item>
        <text:list-item>
          <text:p text:style-name="P36"><text:span text:style-name="Code">(*</text:span> and <text:span text:style-name="Code">*)</text:span> mark a multi-line comment </text:p>
        </text:list-item>
        <text:list-item>
          <text:p text:style-name="P36"><text:span text:style-name="Code">{</text:span> and <text:span text:style-name="Code">}</text:span> mark a multi-line comment </text:p>
        </text:list-item>
        <text:list-item>
          <text:p text:style-name="P36"><text:span text:style-name="Code">/*</text:span> and <text:span text:style-name="Code">*/</text:span> mark a multi-line comment </text:p>
        </text:list-item>
      </text:list>
      <text:p text:style-name="Text_20_body">Comments cannot be nested.</text:p>
      <text:h text:style-name="Heading_20_2" text:outline-level="2"><text:bookmark-start text:name="__RefHeading__7638_2034004862"/>Operators<text:bookmark-end text:name="__RefHeading__7638_2034004862"/></text:h>
      <text:h text:style-name="Heading_20_3" text:outline-level="3"><text:bookmark-start text:name="__RefHeading__7640_2034004862"/>Unary operators<text:bookmark-end text:name="__RefHeading__7640_2034004862"/></text:h>
      <text:list xml:id="list4110818412440537519" text:style-name="L17">
        <text:list-header>
          <text:p text:style-name="P37"><text:span text:style-name="Code">- </text:span><text:tab/> Negation </text:p>
          <text:p text:style-name="P37"><text:span text:style-name="Code">not</text:span> <text:tab/> Logical or bitwise NOT </text:p>
          <text:p text:style-name="P37"><text:span text:style-name="Code">@ </text:span><text:tab/> Explicit function pointer reference </text:p>
        </text:list-header>
      </text:list>
      <text:h text:style-name="Heading_20_3" text:outline-level="3"><text:bookmark-start text:name="__RefHeading__7642_2034004862"/>Expression operators<text:bookmark-end text:name="__RefHeading__7642_2034004862"/></text:h>
      <text:list xml:id="list947648282776225795" text:style-name="L18">
        <text:list-header>
          <text:p text:style-name="P38"><text:span text:style-name="Code">+</text:span> <text:tab/> <text:tab/><text:tab/>Addition &amp; string concatenation </text:p>
          <text:p text:style-name="P38"><text:span text:style-name="Code">-</text:span> <text:tab/> <text:tab/><text:tab/>Subtraction </text:p>
          <text:p text:style-name="P38"><text:span text:style-name="Code">*</text:span> <text:tab/> <text:tab/><text:tab/>Multiplication </text:p>
          <text:p text:style-name="P38"><text:span text:style-name="Code">/</text:span> <text:tab/> <text:tab/><text:tab/>Division (floating-point) </text:p>
          <text:p text:style-name="P38"><text:span text:style-name="Code">div</text:span> <text:tab/> <text:tab/><text:tab/>Euclidean division </text:p>
          <text:p text:style-name="P38"><text:span text:style-name="Code">mod</text:span> <text:tab/> <text:tab/><text:tab/>Remainder of Euclidean division </text:p>
          <text:p text:style-name="P38"><text:span text:style-name="Code">sar</text:span> <text:tab/> <text:tab/><text:tab/>Bitwise shift arithmetic right </text:p>
          <text:p text:style-name="P38"><text:span text:style-name="Code">shr</text:span> <text:tab/> <text:tab/><text:tab/>Bitwise shift right </text:p>
          <text:p text:style-name="P38"><text:span text:style-name="Code">shl</text:span> <text:tab/> <text:tab/><text:tab/>Bitwise shift left </text:p>
          <text:p text:style-name="P38"><text:span text:style-name="Code">in</text:span> <text:tab/> <text:tab/><text:tab/>Present in an array, set, or substring in a string </text:p>
          <text:p text:style-name="P38"><text:span text:style-name="Code">not in</text:span><text:tab/><text:tab/>Absence in an array, set, or substring in a string </text:p>
          <text:p text:style-name="P38"><text:span text:style-name="Code">and</text:span> <text:tab/> <text:tab/><text:tab/>Boolean or bitwise AND </text:p>
          <text:p text:style-name="P38"><text:span text:style-name="Code">or</text:span> <text:tab/> <text:tab/><text:tab/>Boolean or bitwise OR </text:p>
          <text:p text:style-name="P38"><text:span text:style-name="Code">xor</text:span> <text:tab/> <text:tab/><text:tab/>Boolean or bitwise XOR </text:p>
          <text:p text:style-name="P38"><text:span text:style-name="Code">implies</text:span> <text:tab/><text:tab/>Logical IMPLIES </text:p>
          <text:p text:style-name="P38"><text:span text:style-name="Code">is</text:span> <text:tab/><text:tab/><text:tab/>Class, interface type test </text:p>
          <text:p text:style-name="P38"><text:span text:style-name="Code">as</text:span> <text:tab/><text:tab/><text:tab/>Class, interfaces safe cast </text:p>
          <text:p text:style-name="P38"><text:span text:style-name="Code">implements</text:span><text:tab/><text:tab/>Tests if a class implements an interface </text:p>
          <text:p text:style-name="P38"><text:span text:style-name="Code">=</text:span> <text:tab/><text:tab/><text:tab/>Equality test </text:p>
          <text:p text:style-name="P38"><text:span text:style-name="Code">&lt;&gt;</text:span> <text:tab/><text:tab/><text:tab/>Difference test </text:p>
          <text:p text:style-name="P38"><text:span text:style-name="Code">&lt;</text:span> <text:tab/><text:tab/><text:tab/>Lesser test </text:p>
          <text:p text:style-name="P38"><text:soft-page-break/><text:span text:style-name="Code">&lt;=</text:span> <text:tab/><text:tab/><text:tab/>Lesser or equal test </text:p>
          <text:p text:style-name="P38"><text:span text:style-name="Code">&gt;</text:span> <text:tab/><text:tab/><text:tab/>Greater test </text:p>
          <text:p text:style-name="P38"><text:span text:style-name="Code">&gt;=</text:span> <text:tab/><text:tab/><text:tab/>Greater or equal test </text:p>
        </text:list-header>
      </text:list>
      <text:h text:style-name="Heading_20_3" text:outline-level="3"><text:bookmark-start text:name="__RefHeading__7644_2034004862"/>Ternary operators<text:bookmark-end text:name="__RefHeading__7644_2034004862"/></text:h>
      <text:list xml:id="list8232847051645430137" text:style-name="L19">
        <text:list-header>
          <text:p text:style-name="P39"><text:span text:style-name="Code">if .. then ..</text:span> <text:tab/><text:tab/>Conditional value or default value </text:p>
          <text:p text:style-name="P39"><text:span text:style-name="Code">if .. then .. else ..</text:span><text:tab/>Conditional value with alternative </text:p>
        </text:list-header>
      </text:list>
      <text:h text:style-name="Heading_20_3" text:outline-level="3"><text:bookmark-start text:name="__RefHeading__7646_2034004862"/>Assignment operators<text:bookmark-end text:name="__RefHeading__7646_2034004862"/></text:h>
      <text:p text:style-name="P11"><text:span text:style-name="Code">:=</text:span><text:tab/> <text:tab/><text:tab/>Assignment </text:p>
      <text:p text:style-name="P11"><text:span text:style-name="Code">+=</text:span> <text:tab/> <text:tab/><text:tab/>Addition &amp; concatenation compound operator </text:p>
      <text:p text:style-name="P11"><text:span text:style-name="Code">-=</text:span> <text:tab/> <text:tab/><text:tab/>Subtraction compound operator </text:p>
      <text:p text:style-name="P11"><text:span text:style-name="Code">*=</text:span> <text:tab/> <text:tab/><text:tab/>Multiplication compound operator </text:p>
      <text:p text:style-name="P11"><text:span text:style-name="Code">/=</text:span> <text:tab/> <text:tab/><text:tab/>Division compound operator </text:p>
      <text:h text:style-name="Heading_20_3" text:outline-level="3"><text:bookmark-start text:name="__RefHeading__7648_2034004862"/>Available operators<text:bookmark-end text:name="__RefHeading__7648_2034004862"/></text:h>
      <text:p text:style-name="Text_20_body">Those operators don't have a language-defined meaning, but can be overloaded. </text:p>
      <text:p text:style-name="P11"><text:span text:style-name="Code">&lt;&lt;</text:span></text:p>
      <text:p text:style-name="P11"><text:span text:style-name="Code">&gt;&gt; </text:span></text:p>
      <text:p text:style-name="P11"><text:span text:style-name="Code">^</text:span></text:p>
      <text:h text:style-name="P16" text:outline-level="2"/>
      <text:h text:style-name="P17" text:outline-level="2"><text:bookmark-start text:name="__RefHeading__7650_2034004862"/>Built-in functions and types<text:bookmark-end text:name="__RefHeading__7650_2034004862"/></text:h>
      <text:p text:style-name="Text_20_body">Several functions and types are built into the language and don't have to be declared.</text:p>
      <text:h text:style-name="Heading_20_3" text:outline-level="3"><text:bookmark-start text:name="__RefHeading__7652_2034004862"/>Special Functions<text:bookmark-end text:name="__RefHeading__7652_2034004862"/></text:h>
      <text:p text:style-name="Text_20_body">Special functions benefit from compiler magic </text:p>
      <text:list xml:id="list3872971775554096691" text:style-name="L20">
        <text:list-item>
          <text:p text:style-name="P40"><text:span text:style-name="Code">Abs</text:span></text:p>
        </text:list-item>
        <text:list-item>
          <text:p text:style-name="P40"><text:span text:style-name="Code">Assert</text:span></text:p>
        </text:list-item>
        <text:list-item>
          <text:p text:style-name="P40"><text:span text:style-name="Code">Assigned</text:span></text:p>
        </text:list-item>
        <text:list-item>
          <text:p text:style-name="P40"><text:span text:style-name="Code">ConditionalDefined()</text:span>, checks if symbol is defined at runtime</text:p>
        </text:list-item>
        <text:list-item>
          <text:p text:style-name="P40"><text:span text:style-name="Code">Dec</text:span></text:p>
        </text:list-item>
        <text:list-item>
          <text:p text:style-name="P40"><text:span text:style-name="Code">Declared</text:span></text:p>
        </text:list-item>
        <text:list-item>
          <text:p text:style-name="P40"><text:span text:style-name="Code">Defined()</text:span>, checks if a symbol is defined (at compile time) or if an expression is defined</text:p>
        </text:list-item>
        <text:list-item>
          <text:p text:style-name="P40"><text:span text:style-name="Code">High</text:span></text:p>
        </text:list-item>
        <text:list-item>
          <text:p text:style-name="P40"><text:span text:style-name="Code">Inc</text:span></text:p>
        </text:list-item>
        <text:list-item>
          <text:p text:style-name="P40"><text:span text:style-name="Code">Length</text:span></text:p>
        </text:list-item>
        <text:list-item>
          <text:p text:style-name="P40"><text:span text:style-name="Code">Low</text:span></text:p>
        </text:list-item>
        <text:list-item>
          <text:p text:style-name="P40"><text:span text:style-name="Code">Ord</text:span></text:p>
        </text:list-item>
        <text:list-item>
          <text:p text:style-name="P40"><text:span text:style-name="Code">Pred</text:span></text:p>
        </text:list-item>
        <text:list-item>
          <text:p text:style-name="P40"><text:span text:style-name="Code">SizeOf</text:span></text:p>
        </text:list-item>
        <text:list-item>
          <text:p text:style-name="P40"><text:span text:style-name="Code">Sqr</text:span></text:p>
        </text:list-item>
        <text:list-item>
          <text:p text:style-name="P40"><text:span text:style-name="Code">Succ</text:span></text:p>
        </text:list-item>
        <text:list-item>
          <text:p text:style-name="P40"><text:span text:style-name="Code">Swa</text:span><text:span text:style-name="Code"><text:span text:style-name="T21">p</text:span></text:span></text:p>
        </text:list-item>
      </text:list>
      <text:h text:style-name="Heading_20_3" text:outline-level="3"><text:bookmark-start text:name="__RefHeading__7654_2034004862"/>Internal functions<text:bookmark-end text:name="__RefHeading__7654_2034004862"/></text:h>
      <text:h text:style-name="Heading_20_4" text:outline-level="4">Internal Maths functions</text:h>
      <text:list xml:id="list3255642975432412608" text:style-name="L21">
        <text:list-item>
          <text:p text:style-name="P46"><text:span text:style-name="Code">Odd(i: Integer)</text:span>: <text:span text:style-name="T11">returns True if i is odd</text:span></text:p>
        </text:list-item>
        <text:list-item>
          <text:p text:style-name="P46"><text:span text:style-name="Code">Cos(a: Float)</text:span>: <text:span text:style-name="T11">returns the cosine of an angle in radians</text:span></text:p>
        </text:list-item>
        <text:list-item>
          <text:p text:style-name="P46"><text:span text:style-name="Code">Sin(a: Float)</text:span>: <text:span text:style-name="T11">returns the sine of an angle in radians</text:span></text:p>
        </text:list-item>
        <text:list-item>
          <text:p text:style-name="P46"><text:span text:style-name="Code">Tan(a: Float)</text:span>: <text:span text:style-name="T11">returns the tangent of an angle in radians</text:span></text:p>
        </text:list-item>
        <text:list-item>
          <text:p text:style-name="P46"><text:span text:style-name="Code">Cotan(a: Float)</text:span>: <text:span text:style-name="T11">returns the cotangent of an angle in radians</text:span></text:p>
        </text:list-item>
        <text:list-item>
          <text:p text:style-name="P46"><text:span text:style-name="Code">Cosh(a: Float)</text:span>: <text:span text:style-name="T11">returns the hyperbolic cosine of a</text:span></text:p>
        </text:list-item>
        <text:list-item>
          <text:p text:style-name="P46"><text:span text:style-name="Code">Sinh(a: Float)</text:span>: <text:span text:style-name="T11">returns the hyperbolic sine of a</text:span></text:p>
        </text:list-item>
        <text:list-item>
          <text:p text:style-name="P46"><text:span text:style-name="Code">Tanh(a: Float)</text:span>: <text:span text:style-name="T11">returns the hyperbolic tangent of a</text:span></text:p>
        </text:list-item>
        <text:list-item>
          <text:p text:style-name="P46"><text:span text:style-name="Code">ArcSin(v: Float)</text:span>: <text:span text:style-name="T11">returns the arc-sine in radians</text:span></text:p>
        </text:list-item>
        <text:list-item>
          <text:p text:style-name="P46"><text:span text:style-name="Code">ArcCos(v: Float)</text:span>: <text:span text:style-name="T11">returns the arc-cosine in radians</text:span></text:p>
        </text:list-item>
        <text:list-item>
          <text:p text:style-name="P46"><text:span text:style-name="Code">ArcTan(v: Float)</text:span>: <text:span text:style-name="T11">returns the arc-tangent in radians</text:span></text:p>
        </text:list-item>
        <text:list-item>
          <text:p text:style-name="P46"><text:soft-page-break/><text:span text:style-name="Code">ArcTan2(y, x: Float)</text:span>: <text:span text:style-name="T11">returns the arc-tangent in radians of the angle <text:line-break/>between y and x</text:span></text:p>
        </text:list-item>
        <text:list-item>
          <text:p text:style-name="P46"><text:span text:style-name="Code">ArcSinh(v: Float)</text:span>: <text:span text:style-name="T11">returns the inverse hyperbolic sine of v</text:span></text:p>
        </text:list-item>
        <text:list-item>
          <text:p text:style-name="P46"><text:span text:style-name="Code">ArcCosh(v: Float)</text:span>: <text:span text:style-name="T11">returns the inverse hyperbolic cosine of v</text:span></text:p>
        </text:list-item>
        <text:list-item>
          <text:p text:style-name="P46"><text:span text:style-name="Code">ArcTanh(v: Float)</text:span>: <text:span text:style-name="T11">returns the inverse hyperbolic tangent of v</text:span></text:p>
        </text:list-item>
        <text:list-item>
          <text:p text:style-name="P46"><text:span text:style-name="Code">Hypot(x, y: Float)</text:span>: <text:span text:style-name="T11">returns the length of the hypotenuse of a right triangle with sides of lengths x and y</text:span></text:p>
        </text:list-item>
        <text:list-item>
          <text:p text:style-name="P46"><text:span text:style-name="Code">Factorial(v: </text:span><text:span text:style-name="Code"><text:span text:style-name="T21">I</text:span></text:span><text:span text:style-name="Code">nteger)</text:span>: <text:span text:style-name="T11">returns the factorial of v </text:span></text:p>
        </text:list-item>
        <text:list-item>
          <text:p text:style-name="P46"><text:span text:style-name="Code">Exp(v: Float)</text:span>: <text:span text:style-name="T11">returns the mathematical constant e, raised to the power of the argument v</text:span></text:p>
        </text:list-item>
        <text:list-item>
          <text:p text:style-name="P46"><text:span text:style-name="Code">Ln(v: Float)</text:span>: <text:span text:style-name="T11">returns the natural logarithm of v</text:span></text:p>
        </text:list-item>
        <text:list-item>
          <text:p text:style-name="P46"><text:span text:style-name="Code">Log2(v: Float)</text:span>: <text:span text:style-name="T11">returns the base 2 logarithm of v</text:span></text:p>
        </text:list-item>
        <text:list-item>
          <text:p text:style-name="P46"><text:span text:style-name="Code">Log10(v: Float)</text:span>: <text:span text:style-name="T11">returns the base 10 logarithm of v</text:span></text:p>
        </text:list-item>
        <text:list-item>
          <text:p text:style-name="P46"><text:span text:style-name="Code">LogN(v: Float)</text:span>: <text:span text:style-name="T11">returns the base n logarithm of x</text:span></text:p>
        </text:list-item>
        <text:list-item>
          <text:p text:style-name="P46"><text:span text:style-name="Code">Power(base, exponent: Float)</text:span>: <text:span text:style-name="T11">returns the base value raised to the power of the exponent argument</text:span></text:p>
        </text:list-item>
        <text:list-item>
          <text:p text:style-name="P46"><text:span text:style-name="Code">IntPower(base: Float; exponent: Integer)</text:span>: <text:span text:style-name="T11">returns the base value raised to the power of the exponent argument, where exponent is an integer</text:span></text:p>
        </text:list-item>
        <text:list-item>
          <text:p text:style-name="P46"><text:span text:style-name="Code">Sqrt(v: Float)</text:span>: <text:span text:style-name="T11">returns the square root of v</text:span></text:p>
        </text:list-item>
        <text:list-item>
          <text:p text:style-name="P46"><text:span text:style-name="Code">Int(v: Float)</text:span>: <text:span text:style-name="T11">returns the integer part of v</text:span></text:p>
        </text:list-item>
        <text:list-item>
          <text:p text:style-name="P46"><text:span text:style-name="Code">Frac(v: Float)</text:span>: <text:span text:style-name="T11">returns the fractional part of v</text:span></text:p>
        </text:list-item>
        <text:list-item>
          <text:p text:style-name="P46"><text:span text:style-name="Code">Floor(v: Float)</text:span>: <text:span text:style-name="T11">returns the next integer less than or equal to v</text:span></text:p>
        </text:list-item>
        <text:list-item>
          <text:p text:style-name="P46"><text:span text:style-name="Code">Ceil(v: Float)</text:span>: <text:span text:style-name="T11">returns the next integer greater than or equal to v</text:span></text:p>
        </text:list-item>
        <text:list-item>
          <text:p text:style-name="P46"><text:span text:style-name="Code">Trunc(v: Float)</text:span>: <text:span text:style-name="T11">returns the integer part of v</text:span></text:p>
        </text:list-item>
        <text:list-item>
          <text:p text:style-name="P46"><text:span text:style-name="Code">Round(v: Float)</text:span>: <text:span text:style-name="T11">rounds v to the nearest integer</text:span></text:p>
        </text:list-item>
        <text:list-item>
          <text:p text:style-name="P46"><text:span text:style-name="Code">DegToRad(a: Float)</text:span>: <text:span text:style-name="T11">converts the angle a from degrees to radians</text:span></text:p>
        </text:list-item>
        <text:list-item>
          <text:p text:style-name="P46"><text:span text:style-name="Code">RadToDeg(a: Float)</text:span>: <text:span text:style-name="T11">converts the angle a from radians to degrees</text:span></text:p>
        </text:list-item>
        <text:list-item>
          <text:p text:style-name="P46"><text:span text:style-name="Code">Sign(v: Float)</text:span>: <text:span text:style-name="T11">returns the sign of v: -1 for negative values, 0 for zero, or 1 for positive values</text:span></text:p>
        </text:list-item>
        <text:list-item>
          <text:p text:style-name="P46"><text:span text:style-name="Code">Sign(v: Integer)</text:span>: <text:span text:style-name="T11">returns the sign of v: -1 for negative values, 0 for zero, or 1 for positive values</text:span></text:p>
        </text:list-item>
        <text:list-item>
          <text:p text:style-name="P46"><text:span text:style-name="Code">Max(v1, v2: Float)</text:span>: <text:span text:style-name="T11">returns v1 or v2, whichever is greater</text:span></text:p>
        </text:list-item>
        <text:list-item>
          <text:p text:style-name="P46"><text:span text:style-name="Code">Max(v1, v2: Integer)</text:span>: <text:span text:style-name="T11">returns v1 or v2, whichever is greater</text:span></text:p>
        </text:list-item>
        <text:list-item>
          <text:p text:style-name="P46"><text:soft-page-break/><text:span text:style-name="Code">MaxInt(v1, v2: Integer)</text:span>: <text:span text:style-name="T11">Same as the integer version of Max, above</text:span></text:p>
        </text:list-item>
        <text:list-item>
          <text:p text:style-name="P46"><text:span text:style-name="Code">Min(v1, v2: Float)</text:span>: <text:span text:style-name="T11">returns v1 or v2, whichever is less</text:span></text:p>
        </text:list-item>
        <text:list-item>
          <text:p text:style-name="P46"><text:span text:style-name="Code">Min(v1, v2: Integer)</text:span>: <text:span text:style-name="T11">returns v1 or v2, whichever is less</text:span></text:p>
        </text:list-item>
        <text:list-item>
          <text:p text:style-name="P46"><text:span text:style-name="Code">MinInt(v1, v2: Integer)</text:span>: <text:span text:style-name="T11">Same as the integer version of Min, above</text:span></text:p>
        </text:list-item>
        <text:list-item>
          <text:p text:style-name="P46"><text:span text:style-name="Code">Clamp(v, min, max: Float)</text:span>: <text:span text:style-name="T11">returns v if it is within the range defined by min and max, or either min or max, depending on whether v was less than min or greater<text:line-break/>than max</text:span></text:p>
        </text:list-item>
        <text:list-item>
          <text:p text:style-name="P46"><text:span text:style-name="Code">ClampInt(v, min, max: Integer)</text:span>: <text:span text:style-name="T11">returns v if it is within the range defined by min and max, or either min or max, depending on whether v was less than min or greater than max</text:span></text:p>
        </text:list-item>
        <text:list-item>
          <text:p text:style-name="P46"><text:span text:style-name="Code">Pi</text:span>: <text:span text:style-name="T11">returns the mathematical constant Pi</text:span></text:p>
        </text:list-item>
        <text:list-item>
          <text:p text:style-name="P46"><text:span text:style-name="Code">Gcd(a, b: Integer)</text:span>: <text:span text:style-name="T11">returns the greatest common denominator of a and b</text:span></text:p>
        </text:list-item>
        <text:list-item>
          <text:p text:style-name="P46"><text:span text:style-name="Code">Lcm(a, b: Integer)</text:span>: <text:span text:style-name="T11">returns the least common multiple of a and b</text:span></text:p>
        </text:list-item>
        <text:list-item>
          <text:p text:style-name="P46"><text:span text:style-name="Code">IsPrime(n: Integer)</text:span>: <text:span text:style-name="T11">returns true if n is prime, or false otherwise</text:span></text:p>
        </text:list-item>
        <text:list-item>
          <text:p text:style-name="P46"><text:span text:style-name="Code">LeastFactor(n: Integer)</text:span>: <text:span text:style-name="T11">returns the smallest prime factor of n</text:span></text:p>
        </text:list-item>
        <text:list-item>
          <text:p text:style-name="P46"><text:span text:style-name="Code">Random</text:span>: <text:span text:style-name="T11">returns a random float in the range &lt;= result &lt; 1</text:span></text:p>
        </text:list-item>
        <text:list-item>
          <text:p text:style-name="P46"><text:span text:style-name="Code">RandomInt(range: Integer)</text:span>: <text:span text:style-name="T11">returns a random integer in the range &lt;= result &lt; range</text:span></text:p>
        </text:list-item>
        <text:list-item>
          <text:p text:style-name="P46"><text:span text:style-name="Code">Randomize</text:span>: <text:span text:style-name="T11">Initializes the random number generator</text:span></text:p>
        </text:list-item>
        <text:list-item>
          <text:p text:style-name="P46"><text:span text:style-name="Code">RandG(mean, stdDev: Float)</text:span>: <text:span text:style-name="T11">returns a random value from the distribution curve described by the mean and standard deviation arguments</text:span></text:p>
        </text:list-item>
        <text:list-item>
          <text:p text:style-name="P46"><text:span text:style-name="Code">SetRandSeed(seed: Integer)</text:span>: <text:span text:style-name="T11">Sets a new seed for the random number generator.</text:span></text:p>
        </text:list-item>
      </text:list>
      <text:h text:style-name="P24" text:outline-level="4">Internal String functions</text:h>
      <text:list xml:id="list6266546746774626870" text:style-name="L22">
        <text:list-item>
          <text:p text:style-name="P47"><text:span text:style-name="Code">_(str: String)</text:span>: <text:span text:style-name="T11">invokes the localizer on the specified string (GNU GetText like)</text:span></text:p>
        </text:list-item>
        <text:list-item>
          <text:p text:style-name="P47"><text:span text:style-name="Code">Chr(i: Integer)</text:span>: <text:span text:style-name="T11">returns the string corresponding to the given Unicode codepoint (supports the whole Unicode range)</text:span></text:p>
        </text:list-item>
        <text:list-item>
          <text:p text:style-name="P47"><text:span text:style-name="Code">IntToStr(i: Integer)</text:span>: <text:span text:style-name="T11">returns a string representing i in decimal notation</text:span></text:p>
        </text:list-item>
        <text:list-item>
          <text:p text:style-name="P47"><text:span text:style-name="Code">StrToBool(str: String)</text:span>: <text:span text:style-name="T12">returns either the string 'true' or 'false' depending on the boolean value</text:span></text:p>
        </text:list-item>
        <text:list-item>
          <text:p text:style-name="P47"><text:span text:style-name="Code">StrReplace(str, sub, newSub: String)</text:span>: <text:span text:style-name="T11">returns a string where all occurrences of sub in str are replaced by newSub</text:span></text:p>
        </text:list-item>
        <text:list-item>
          <text:p text:style-name="P47"><text:span text:style-name="Code">StrSplit(str, delimiter: String)</text:span>: <text:span text:style-name="T11">returns the string split on the delimiters as an array of string </text:span></text:p>
        </text:list-item>
        <text:list-item>
          <text:p text:style-name="P47"><text:span text:style-name="Code">StrJoin(strs: array of string; delimiter: String)</text:span>: <text:span text:style-name="T11">joins the strings in the array, concatenating them with delimiter in between each item and returns the </text:span><text:soft-page-break/><text:span text:style-name="T11">resulting string </text:span></text:p>
        </text:list-item>
        <text:list-item>
          <text:p text:style-name="P47"><text:span text:style-name="Code">ReverseString(str: String)</text:span>: <text:span text:style-name="T11">returns a string that is the reversed version of str</text:span></text:p>
        </text:list-item>
      </text:list>
      <text:h text:style-name="Heading_20_4" text:outline-level="4">Internal Date/Time functions</text:h>
      <text:p text:style-name="P8">These functions use a Float to represent a date time, similar to TDateTime (1 unit per day, same time origin as in Delphi). </text:p>
      <text:list xml:id="list3947436418623323580" text:style-name="L23">
        <text:list-item>
          <text:p text:style-name="P48"><text:span text:style-name="Code">Now()</text:span>: <text:span text:style-name="T11">returns the current date time</text:span></text:p>
        </text:list-item>
        <text:list-item>
          <text:p text:style-name="P48"><text:span text:style-name="Code">Date()</text:span>: <text:span text:style-name="T11">returns the current date</text:span></text:p>
        </text:list-item>
        <text:list-item>
          <text:p text:style-name="P48"><text:span text:style-name="Code">Time()</text:span>: <text:span text:style-name="T11">returns the current time</text:span></text:p>
        </text:list-item>
        <text:list-item>
          <text:p text:style-name="P48"><text:span text:style-name="Code">UTCDateTime()</text:span>: <text:span text:style-name="T11">returns the current UTC date time</text:span></text:p>
        </text:list-item>
        <text:list-item>
          <text:p text:style-name="P48"><text:span text:style-name="Code">DateTimeToStr(dt: Float)</text:span>: <text:span text:style-name="T11">converts a date time to a string representation</text:span></text:p>
        </text:list-item>
        <text:list-item>
          <text:p text:style-name="P48"><text:span text:style-name="Code">StrToDateTime(str: String)</text:span>: <text:span text:style-name="T11">parses a string representing a date time</text:span></text:p>
        </text:list-item>
        <text:list-item>
          <text:p text:style-name="P48"><text:span text:style-name="Code">StrToDateTimeDef(str: String; def: Float)</text:span>: <text:span text:style-name="T11">parses a string representing a date time and returns def if the string isn't a valid date time</text:span></text:p>
        </text:list-item>
        <text:list-item>
          <text:p text:style-name="P48"><text:span text:style-name="Code">DateToStr(dt: Float)</text:span></text:p>
        </text:list-item>
        <text:list-item>
          <text:p text:style-name="P48"><text:span text:style-name="Code">StrToDate(str: String)</text:span></text:p>
        </text:list-item>
        <text:list-item>
          <text:p text:style-name="P48"><text:span text:style-name="Code">StrToDateDef(str: String; def: Float)</text:span></text:p>
        </text:list-item>
        <text:list-item>
          <text:p text:style-name="P48"><text:span text:style-name="Code">DateToISO8601(dt: Float)</text:span>: <text:span text:style-name="T11">converts a date to its ISO8601 string representation</text:span></text:p>
        </text:list-item>
        <text:list-item>
          <text:p text:style-name="P48"><text:span text:style-name="Code">DateTimeToISO8601(dt: Float)</text:span>: <text:span text:style-name="T11">converts a date time to its ISO8601 string representation</text:span></text:p>
        </text:list-item>
        <text:list-item>
          <text:p text:style-name="P48"><text:span text:style-name="Code">TimeToStr(dt: Float)</text:span></text:p>
        </text:list-item>
        <text:list-item>
          <text:p text:style-name="P48"><text:span text:style-name="Code">StrToTime(str: String)</text:span></text:p>
        </text:list-item>
        <text:list-item>
          <text:p text:style-name="P48"><text:span text:style-name="Code">StrToTimeDef(str: String; def: Float)</text:span></text:p>
        </text:list-item>
        <text:list-item>
          <text:p text:style-name="P48"><text:span text:style-name="Code">DayOfWeek(dt: Float)</text:span>: <text:span text:style-name="T11">returns the day of the week between 1 and 7 with Sunday as the first day</text:span></text:p>
        </text:list-item>
        <text:list-item>
          <text:p text:style-name="P48"><text:span text:style-name="Code">DayOfTheWeek(dt: Float)</text:span>: <text:span text:style-name="T11">returns the day of the week between 1 and 7 with Monday as the first day</text:span></text:p>
        </text:list-item>
        <text:list-item>
          <text:p text:style-name="P48"><text:span text:style-name="Code">FormatDateTime(frm: String; dt: Float) </text:span></text:p>
        </text:list-item>
        <text:list-item>
          <text:p text:style-name="P48"><text:span text:style-name="Code">IsLeapYear(year: Integer)</text:span>: <text:span text:style-name="T11">indicates if a year is a leap year</text:span></text:p>
        </text:list-item>
        <text:list-item>
          <text:p text:style-name="P48"><text:span text:style-name="Code">IncMonth(dt: Float; nb: Integer)</text:span>: <text:span text:style-name="T11">returns a date time offset by nb months (nb can be negative or positive)</text:span></text:p>
        </text:list-item>
        <text:list-item>
          <text:p text:style-name="P48"><text:span text:style-name="Code">DecodeDate(dt: Float; var y, m, d: Integer)</text:span></text:p>
        </text:list-item>
        <text:list-item>
          <text:p text:style-name="P48"><text:span text:style-name="Code">EncodeDate(y, m, d): Integer</text:span></text:p>
        </text:list-item>
        <text:list-item>
          <text:p text:style-name="P48"><text:span text:style-name="Code">DecodeTime(dt: Float; var h, m, s, ms: Integer)</text:span></text:p>
        </text:list-item>
        <text:list-item>
          <text:p text:style-name="P48"><text:span text:style-name="Code">EncodeTime(h, m, s, ms: Integer)</text:span></text:p>
        </text:list-item>
        <text:list-item>
          <text:p text:style-name="P48"><text:soft-page-break/><text:span text:style-name="Code">FirstDayOfYear(dt: Float)</text:span></text:p>
        </text:list-item>
        <text:list-item>
          <text:p text:style-name="P48"><text:span text:style-name="Code">FirstDayOfNextYear(dt: Float)</text:span></text:p>
        </text:list-item>
        <text:list-item>
          <text:p text:style-name="P48"><text:span text:style-name="Code">FirstDayOfMonth(dt: Float)</text:span></text:p>
        </text:list-item>
        <text:list-item>
          <text:p text:style-name="P48"><text:span text:style-name="Code">FirstDayOfNextMonth(dt: Float)</text:span></text:p>
        </text:list-item>
        <text:list-item>
          <text:p text:style-name="P48"><text:span text:style-name="Code">FirstDayOfWeek(dt: Float)</text:span></text:p>
        </text:list-item>
        <text:list-item>
          <text:p text:style-name="P48"><text:span text:style-name="Code">DayOfYear(dt: Float)</text:span></text:p>
        </text:list-item>
        <text:list-item>
          <text:p text:style-name="P48"><text:span text:style-name="Code">MonthOfYear(dt: Float)</text:span></text:p>
        </text:list-item>
        <text:list-item>
          <text:p text:style-name="P48"><text:span text:style-name="Code">DayOfMonth(dt: Float)</text:span></text:p>
        </text:list-item>
        <text:list-item>
          <text:p text:style-name="P48"><text:span text:style-name="Code">DateToWeekNumber(dt: Float)</text:span></text:p>
        </text:list-item>
        <text:list-item>
          <text:p text:style-name="P48"><text:span text:style-name="Code">WeekNumber(dt: Float)</text:span></text:p>
        </text:list-item>
        <text:list-item>
          <text:p text:style-name="P48"><text:span text:style-name="Code">DateToYearOfWeek(dt: Float)</text:span></text:p>
        </text:list-item>
        <text:list-item>
          <text:p text:style-name="P48"><text:span text:style-name="Code">YearOfWeek(dt: Float)</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geneva"/>
    <style:font-face style:name="Liberation Serif" svg:font-family="'Liberation Serif'" style:font-family-generic="swiss"/>
    <style:font-face style:name="Mangal" svg:font-family="Mangal" style:font-family-generic="swiss"/>
    <style:font-face style:name="Tahoma" svg:font-family="Tahoma"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Verdana1" svg:font-family="Verdana" style:font-family-generic="swiss" style:font-pitch="variable"/>
    <style:font-face style:name="Liberation Sans1" svg:font-family="'Liberation San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GB" style:letter-kerning="true" style:font-name-asian="Segoe UI"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en" fo:country="GB" style:letter-kerning="true" style:font-name-asian="Segoe UI"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25cm" loext:contextual-spacing="false" fo:line-height="120%" style:shadow="none"/>
      <style:text-properties fo:font-size="10pt" style:font-size-asian="10.5pt"/>
    </style:style>
    <style:style style:name="List" style:family="paragraph" style:parent-style-name="Text_20_body" style:class="list">
      <style:text-properties style:font-name="Verdana" fo:font-family="Verdana" style:font-family-generic="swis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Tahoma" style:font-family-complex="Tahoma"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end" style:justify-single-word="false" style:page-number="auto" fo:background-color="transparent" fo:padding="0.4cm" fo:border-left="none" fo:border-right="none" fo:border-top="0.06pt solid #000000" fo:border-bottom="0.06pt solid #000000" style:shadow="none" text:number-lines="false" text:line-number="0">
        <style:tab-stops/>
        <style:drop-cap/>
        <style:background-image/>
      </style:paragraph-properties>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background-color="transparent">
        <style:background-image/>
      </style:paragraph-properties>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499cm" fo:margin-bottom="0.101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199cm" loext:contextual-spacing="false"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3cm" fo:margin-bottom="0.3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scal_20_Code" style:display-name="Pascal Code" style:family="paragraph" style:parent-style-name="Preformatted_20_Text" style:next-style-name="Text_20_body">
      <style:paragraph-properties fo:margin-left="0.6cm" fo:margin-right="0cm" fo:margin-top="0.101cm" fo:margin-bottom="0.4cm" loext:contextual-spacing="false" fo:text-indent="0cm" style:auto-text-indent="false" fo:background-color="#e6e6e6" fo:padding="0.049cm" fo:border="0.06pt solid #cccccc" style:shadow="none">
        <style:background-image/>
      </style:paragraph-properties>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Tahoma" fo:font-family="Tahoma" style:font-family-generic="swiss"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Mangal" fo:font-family="Mang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Mangal" fo:font-family="Mangal" style:font-family-generic="swiss"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List_20_1" style:display-name="List 1" style:family="paragraph" style:parent-style-name="List" style:class="list">
      <style:paragraph-properties fo:margin-top="0cm" fo:margin-bottom="0.101cm"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 style:family="text">
      <style:text-properties style:font-name="Courier New1" fo:font-family="'Courier New'" style:font-style-name="Standard" style:font-family-generic="modern" style:font-pitch="fixed" style:font-size-asian="10.5pt"/>
    </style:style>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Footer">
      <style:paragraph-properties fo:text-align="end" style:justify-single-word="false"/>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Footer"><draw:line text:anchor-type="paragraph" draw:z-index="11" draw:style-name="Mgr1" draw:text-style-name="MP1" svg:x1="0cm" svg:y1="-0.224cm" svg:x2="17cm" svg:y2="-0.224cm"><text:p/></draw:line><text:page-number text:select-page="current">22</text:page-number></text:p>
      </style:footer>
    </style:master-page>
    <style:master-page style:name="Right_20_Page" style:display-name="Right Page" style:page-layout-name="Mpm4" style:next-style-name="Left_20_Page">
      <style:footer>
        <text:p text:style-name="MP2"><draw:line text:anchor-type="paragraph" draw:z-index="21" draw:style-name="Mgr1" draw:text-style-name="MP1" svg:x1="0cm" svg:y1="-0.224cm" svg:x2="17cm" svg:y2="-0.224cm"><text:p/></draw:line><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Budde</meta:initial-creator>
    <meta:creation-date>2014-12-05T15:53:44.495000000</meta:creation-date>
    <dc:date>2014-12-16T11:43:29.984000000</dc:date>
    <dc:creator>Christian Budde</dc:creator>
    <meta:editing-duration>PT12H2M41S</meta:editing-duration>
    <meta:editing-cycles>32</meta:editing-cycles>
    <meta:generator>LibreOffice/4.3.4.1$Windows_x86 LibreOffice_project/bc356b2f991740509f321d70e4512a6a54c5f243</meta:generator>
    <meta:document-statistic meta:table-count="0" meta:image-count="0" meta:object-count="0" meta:page-count="22" meta:paragraph-count="430" meta:word-count="4149" meta:character-count="24832" meta:non-whitespace-character-count="21151"/>
  </office:meta>
</office:document-meta>
</file>